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0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ashtag all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ashtag Unique</text:p>
          </table:table-cell>
          <table:table-cell table:number-columns-repeated="2"/>
          <table:table-cell office:value-type="string" calcext:value-type="string">
            <text:p>Hashtag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Job</text:p>
          </table:table-cell>
          <table:table-cell table:formula="of:=SUMIF([.A$1:.A$1048576];[.F2];[.B$1:.B$1048576])" office:value-type="float" office:value="106" calcext:value-type="float">
            <text:p>106</text:p>
          </table:table-cell>
          <table:table-cell table:style-name="ce1"/>
          <table:table-cell office:value-type="string" calcext:value-type="string">
            <text:p>Job</text:p>
          </table:table-cell>
          <table:table-cell table:formula="of:=SUMIFS([.$B$1:.$B$1048576];[.$A$1:.$A$1048576];[.$I2];[.$C$1:.$C$1048576];[.J$1])" office:value-type="float" office:value="16" calcext:value-type="float">
            <text:p>16</text:p>
          </table:table-cell>
          <table:table-cell table:formula="of:=SUMIFS([.$B$1:.$B$1048576];[.$A$1:.$A$1048576];[.$I2];[.$C$1:.$C$1048576];[.K$1])" office:value-type="float" office:value="24" calcext:value-type="float">
            <text:p>24</text:p>
          </table:table-cell>
          <table:table-cell table:formula="of:=SUMIFS([.$B$1:.$B$1048576];[.$A$1:.$A$1048576];[.$I2];[.$C$1:.$C$1048576];[.L$1])" office:value-type="float" office:value="32" calcext:value-type="float">
            <text:p>32</text:p>
          </table:table-cell>
          <table:table-cell table:formula="of:=SUMIFS([.$B$1:.$B$1048576];[.$A$1:.$A$1048576];[.$I2];[.$C$1:.$C$1048576];[.M$1])" office:value-type="float" office:value="8" calcext:value-type="float">
            <text:p>8</text:p>
          </table:table-cell>
          <table:table-cell table:formula="of:=SUMIFS([.$B$1:.$B$1048576];[.$A$1:.$A$1048576];[.$I2];[.$C$1:.$C$1048576];[.N$1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job</text:p>
          </table:table-cell>
          <table:table-cell table:formula="of:=SUMIF([.A$1:.A$1048576];[.F3];[.B$1:.B$1048576])" office:value-type="float" office:value="106" calcext:value-type="float">
            <text:p>106</text:p>
          </table:table-cell>
          <table:table-cell/>
          <table:table-cell office:value-type="string" calcext:value-type="string">
            <text:p>job</text:p>
          </table:table-cell>
          <table:table-cell table:formula="of:=SUMIFS([.$B$1:.$B$1048576];[.$A$1:.$A$1048576];[.$I3];[.$C$1:.$C$1048576];[.J$1])" office:value-type="float" office:value="16" calcext:value-type="float">
            <text:p>16</text:p>
          </table:table-cell>
          <table:table-cell table:formula="of:=SUMIFS([.$B$1:.$B$1048576];[.$A$1:.$A$1048576];[.$I3];[.$C$1:.$C$1048576];[.K$1])" office:value-type="float" office:value="24" calcext:value-type="float">
            <text:p>24</text:p>
          </table:table-cell>
          <table:table-cell table:formula="of:=SUMIFS([.$B$1:.$B$1048576];[.$A$1:.$A$1048576];[.$I3];[.$C$1:.$C$1048576];[.L$1])" office:value-type="float" office:value="32" calcext:value-type="float">
            <text:p>32</text:p>
          </table:table-cell>
          <table:table-cell table:formula="of:=SUMIFS([.$B$1:.$B$1048576];[.$A$1:.$A$1048576];[.$I3];[.$C$1:.$C$1048576];[.M$1])" office:value-type="float" office:value="8" calcext:value-type="float">
            <text:p>8</text:p>
          </table:table-cell>
          <table:table-cell table:formula="of:=SUMIFS([.$B$1:.$B$1048576];[.$A$1:.$A$1048576];[.$I3];[.$C$1:.$C$1048576];[.N$1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akBr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iring</text:p>
          </table:table-cell>
          <table:table-cell table:formula="of:=SUMIF([.A$1:.A$1048576];[.F4];[.B$1:.B$1048576])" office:value-type="float" office:value="92" calcext:value-type="float">
            <text:p>92</text:p>
          </table:table-cell>
          <table:table-cell/>
          <table:table-cell office:value-type="string" calcext:value-type="string">
            <text:p>Hiring</text:p>
          </table:table-cell>
          <table:table-cell table:formula="of:=SUMIFS([.$B$1:.$B$1048576];[.$A$1:.$A$1048576];[.$I4];[.$C$1:.$C$1048576];[.J$1])" office:value-type="float" office:value="14" calcext:value-type="float">
            <text:p>14</text:p>
          </table:table-cell>
          <table:table-cell table:formula="of:=SUMIFS([.$B$1:.$B$1048576];[.$A$1:.$A$1048576];[.$I4];[.$C$1:.$C$1048576];[.K$1])" office:value-type="float" office:value="22" calcext:value-type="float">
            <text:p>22</text:p>
          </table:table-cell>
          <table:table-cell table:formula="of:=SUMIFS([.$B$1:.$B$1048576];[.$A$1:.$A$1048576];[.$I4];[.$C$1:.$C$1048576];[.L$1])" office:value-type="float" office:value="24" calcext:value-type="float">
            <text:p>24</text:p>
          </table:table-cell>
          <table:table-cell table:formula="of:=SUMIFS([.$B$1:.$B$1048576];[.$A$1:.$A$1048576];[.$I4];[.$C$1:.$C$1048576];[.M$1])" office:value-type="float" office:value="4" calcext:value-type="float">
            <text:p>4</text:p>
          </table:table-cell>
          <table:table-cell table:formula="of:=SUMIFS([.$B$1:.$B$1048576];[.$A$1:.$A$1048576];[.$I4];[.$C$1:.$C$1048576];[.N$1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iring</text:p>
          </table:table-cell>
          <table:table-cell table:formula="of:=SUMIF([.A$1:.A$1048576];[.F5];[.B$1:.B$1048576])" office:value-type="float" office:value="92" calcext:value-type="float">
            <text:p>92</text:p>
          </table:table-cell>
          <table:table-cell/>
          <table:table-cell office:value-type="string" calcext:value-type="string">
            <text:p>hiring</text:p>
          </table:table-cell>
          <table:table-cell table:formula="of:=SUMIFS([.$B$1:.$B$1048576];[.$A$1:.$A$1048576];[.$I5];[.$C$1:.$C$1048576];[.J$1])" office:value-type="float" office:value="14" calcext:value-type="float">
            <text:p>14</text:p>
          </table:table-cell>
          <table:table-cell table:formula="of:=SUMIFS([.$B$1:.$B$1048576];[.$A$1:.$A$1048576];[.$I5];[.$C$1:.$C$1048576];[.K$1])" office:value-type="float" office:value="22" calcext:value-type="float">
            <text:p>22</text:p>
          </table:table-cell>
          <table:table-cell table:formula="of:=SUMIFS([.$B$1:.$B$1048576];[.$A$1:.$A$1048576];[.$I5];[.$C$1:.$C$1048576];[.L$1])" office:value-type="float" office:value="24" calcext:value-type="float">
            <text:p>24</text:p>
          </table:table-cell>
          <table:table-cell table:formula="of:=SUMIFS([.$B$1:.$B$1048576];[.$A$1:.$A$1048576];[.$I5];[.$C$1:.$C$1048576];[.M$1])" office:value-type="float" office:value="4" calcext:value-type="float">
            <text:p>4</text:p>
          </table:table-cell>
          <table:table-cell table:formula="of:=SUMIFS([.$B$1:.$B$1048576];[.$A$1:.$A$1048576];[.$I5];[.$C$1:.$C$1048576];[.N$1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Jobs</text:p>
          </table:table-cell>
          <table:table-cell table:formula="of:=SUMIF([.A$1:.A$1048576];[.F6];[.B$1:.B$1048576])" office:value-type="float" office:value="32" calcext:value-type="float">
            <text:p>32</text:p>
          </table:table-cell>
          <table:table-cell/>
          <table:table-cell office:value-type="string" calcext:value-type="string">
            <text:p>Jobs</text:p>
          </table:table-cell>
          <table:table-cell table:formula="of:=SUMIFS([.$B$1:.$B$1048576];[.$A$1:.$A$1048576];[.$I6];[.$C$1:.$C$1048576];[.J$1])" office:value-type="float" office:value="4" calcext:value-type="float">
            <text:p>4</text:p>
          </table:table-cell>
          <table:table-cell table:formula="of:=SUMIFS([.$B$1:.$B$1048576];[.$A$1:.$A$1048576];[.$I6];[.$C$1:.$C$1048576];[.K$1])" office:value-type="float" office:value="20" calcext:value-type="float">
            <text:p>20</text:p>
          </table:table-cell>
          <table:table-cell table:formula="of:=SUMIFS([.$B$1:.$B$1048576];[.$A$1:.$A$1048576];[.$I6];[.$C$1:.$C$1048576];[.L$1])" office:value-type="float" office:value="2" calcext:value-type="float">
            <text:p>2</text:p>
          </table:table-cell>
          <table:table-cell table:formula="of:=SUMIFS([.$B$1:.$B$1048576];[.$A$1:.$A$1048576];[.$I6];[.$C$1:.$C$1048576];[.M$1])" office:value-type="float" office:value="2" calcext:value-type="float">
            <text:p>2</text:p>
          </table:table-cell>
          <table:table-cell table:formula="of:=SUMIFS([.$B$1:.$B$1048576];[.$A$1:.$A$1048576];[.$I6];[.$C$1:.$C$1048576];[.N$1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jobs</text:p>
          </table:table-cell>
          <table:table-cell table:formula="of:=SUMIF([.A$1:.A$1048576];[.F7];[.B$1:.B$1048576])" office:value-type="float" office:value="32" calcext:value-type="float">
            <text:p>32</text:p>
          </table:table-cell>
          <table:table-cell/>
          <table:table-cell office:value-type="string" calcext:value-type="string">
            <text:p>jobs</text:p>
          </table:table-cell>
          <table:table-cell table:formula="of:=SUMIFS([.$B$1:.$B$1048576];[.$A$1:.$A$1048576];[.$I7];[.$C$1:.$C$1048576];[.J$1])" office:value-type="float" office:value="4" calcext:value-type="float">
            <text:p>4</text:p>
          </table:table-cell>
          <table:table-cell table:formula="of:=SUMIFS([.$B$1:.$B$1048576];[.$A$1:.$A$1048576];[.$I7];[.$C$1:.$C$1048576];[.K$1])" office:value-type="float" office:value="20" calcext:value-type="float">
            <text:p>20</text:p>
          </table:table-cell>
          <table:table-cell table:formula="of:=SUMIFS([.$B$1:.$B$1048576];[.$A$1:.$A$1048576];[.$I7];[.$C$1:.$C$1048576];[.L$1])" office:value-type="float" office:value="2" calcext:value-type="float">
            <text:p>2</text:p>
          </table:table-cell>
          <table:table-cell table:formula="of:=SUMIFS([.$B$1:.$B$1048576];[.$A$1:.$A$1048576];[.$I7];[.$C$1:.$C$1048576];[.M$1])" office:value-type="float" office:value="2" calcext:value-type="float">
            <text:p>2</text:p>
          </table:table-cell>
          <table:table-cell table:formula="of:=SUMIFS([.$B$1:.$B$1048576];[.$A$1:.$A$1048576];[.$I7];[.$C$1:.$C$1048576];[.N$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areerArc</text:p>
          </table:table-cell>
          <table:table-cell table:formula="of:=SUMIF([.A$1:.A$1048576];[.F8];[.B$1:.B$1048576])" office:value-type="float" office:value="28" calcext:value-type="float">
            <text:p>28</text:p>
          </table:table-cell>
          <table:table-cell/>
          <table:table-cell office:value-type="string" calcext:value-type="string">
            <text:p>CareerArc</text:p>
          </table:table-cell>
          <table:table-cell table:formula="of:=SUMIFS([.$B$1:.$B$1048576];[.$A$1:.$A$1048576];[.$I8];[.$C$1:.$C$1048576];[.J$1])" office:value-type="float" office:value="4" calcext:value-type="float">
            <text:p>4</text:p>
          </table:table-cell>
          <table:table-cell table:formula="of:=SUMIFS([.$B$1:.$B$1048576];[.$A$1:.$A$1048576];[.$I8];[.$C$1:.$C$1048576];[.K$1])" office:value-type="float" office:value="7" calcext:value-type="float">
            <text:p>7</text:p>
          </table:table-cell>
          <table:table-cell table:formula="of:=SUMIFS([.$B$1:.$B$1048576];[.$A$1:.$A$1048576];[.$I8];[.$C$1:.$C$1048576];[.L$1])" office:value-type="float" office:value="7" calcext:value-type="float">
            <text:p>7</text:p>
          </table:table-cell>
          <table:table-cell table:formula="of:=SUMIFS([.$B$1:.$B$1048576];[.$A$1:.$A$1048576];[.$I8];[.$C$1:.$C$1048576];[.M$1])" office:value-type="float" office:value="2" calcext:value-type="float">
            <text:p>2</text:p>
          </table:table-cell>
          <table:table-cell table:formula="of:=SUMIFS([.$B$1:.$B$1048576];[.$A$1:.$A$1048576];[.$I8];[.$C$1:.$C$1048576];[.N$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PHA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rump</text:p>
          </table:table-cell>
          <table:table-cell table:formula="of:=SUMIF([.A$1:.A$1048576];[.F9];[.B$1:.B$1048576])" office:value-type="float" office:value="25" calcext:value-type="float">
            <text:p>25</text:p>
          </table:table-cell>
          <table:table-cell/>
          <table:table-cell office:value-type="string" calcext:value-type="string">
            <text:p>Trump</text:p>
          </table:table-cell>
          <table:table-cell table:formula="of:=SUMIFS([.$B$1:.$B$1048576];[.$A$1:.$A$1048576];[.$I9];[.$C$1:.$C$1048576];[.J$1])" office:value-type="float" office:value="0" calcext:value-type="float">
            <text:p>0</text:p>
          </table:table-cell>
          <table:table-cell table:formula="of:=SUMIFS([.$B$1:.$B$1048576];[.$A$1:.$A$1048576];[.$I9];[.$C$1:.$C$1048576];[.K$1])" office:value-type="float" office:value="0" calcext:value-type="float">
            <text:p>0</text:p>
          </table:table-cell>
          <table:table-cell table:formula="of:=SUMIFS([.$B$1:.$B$1048576];[.$A$1:.$A$1048576];[.$I9];[.$C$1:.$C$1048576];[.L$1])" office:value-type="float" office:value="0" calcext:value-type="float">
            <text:p>0</text:p>
          </table:table-cell>
          <table:table-cell table:formula="of:=SUMIFS([.$B$1:.$B$1048576];[.$A$1:.$A$1048576];[.$I9];[.$C$1:.$C$1048576];[.M$1])" office:value-type="float" office:value="0" calcext:value-type="float">
            <text:p>0</text:p>
          </table:table-cell>
          <table:table-cell table:formula="of:=SUMIFS([.$B$1:.$B$1048576];[.$A$1:.$A$1048576];[.$I9];[.$C$1:.$C$1048576];[.N$1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UMB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Election</text:p>
          </table:table-cell>
          <table:table-cell table:formula="of:=SUMIF([.A$1:.A$1048576];[.F10];[.B$1:.B$1048576])" office:value-type="float" office:value="25" calcext:value-type="float">
            <text:p>25</text:p>
          </table:table-cell>
          <table:table-cell/>
          <table:table-cell office:value-type="string" calcext:value-type="string">
            <text:p>Election</text:p>
          </table:table-cell>
          <table:table-cell table:formula="of:=SUMIFS([.$B$1:.$B$1048576];[.$A$1:.$A$1048576];[.$I10];[.$C$1:.$C$1048576];[.J$1])" office:value-type="float" office:value="0" calcext:value-type="float">
            <text:p>0</text:p>
          </table:table-cell>
          <table:table-cell table:formula="of:=SUMIFS([.$B$1:.$B$1048576];[.$A$1:.$A$1048576];[.$I10];[.$C$1:.$C$1048576];[.K$1])" office:value-type="float" office:value="0" calcext:value-type="float">
            <text:p>0</text:p>
          </table:table-cell>
          <table:table-cell table:formula="of:=SUMIFS([.$B$1:.$B$1048576];[.$A$1:.$A$1048576];[.$I10];[.$C$1:.$C$1048576];[.L$1])" office:value-type="float" office:value="0" calcext:value-type="float">
            <text:p>0</text:p>
          </table:table-cell>
          <table:table-cell table:formula="of:=SUMIFS([.$B$1:.$B$1048576];[.$A$1:.$A$1048576];[.$I10];[.$C$1:.$C$1048576];[.M$1])" office:value-type="float" office:value="0" calcext:value-type="float">
            <text:p>0</text:p>
          </table:table-cell>
          <table:table-cell table:formula="of:=SUMIFS([.$B$1:.$B$1048576];[.$A$1:.$A$1048576];[.$I10];[.$C$1:.$C$1048576];[.N$1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irectmarke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ews</text:p>
          </table:table-cell>
          <table:table-cell table:formula="of:=SUMIF([.A$1:.A$1048576];[.F11];[.B$1:.B$1048576])" office:value-type="float" office:value="25" calcext:value-type="float">
            <text:p>25</text:p>
          </table:table-cell>
          <table:table-cell/>
          <table:table-cell office:value-type="string" calcext:value-type="string">
            <text:p>News</text:p>
          </table:table-cell>
          <table:table-cell table:formula="of:=SUMIFS([.$B$1:.$B$1048576];[.$A$1:.$A$1048576];[.$I11];[.$C$1:.$C$1048576];[.J$1])" office:value-type="float" office:value="0" calcext:value-type="float">
            <text:p>0</text:p>
          </table:table-cell>
          <table:table-cell table:formula="of:=SUMIFS([.$B$1:.$B$1048576];[.$A$1:.$A$1048576];[.$I11];[.$C$1:.$C$1048576];[.K$1])" office:value-type="float" office:value="0" calcext:value-type="float">
            <text:p>0</text:p>
          </table:table-cell>
          <table:table-cell table:formula="of:=SUMIFS([.$B$1:.$B$1048576];[.$A$1:.$A$1048576];[.$I11];[.$C$1:.$C$1048576];[.L$1])" office:value-type="float" office:value="0" calcext:value-type="float">
            <text:p>0</text:p>
          </table:table-cell>
          <table:table-cell table:formula="of:=SUMIFS([.$B$1:.$B$1048576];[.$A$1:.$A$1048576];[.$I11];[.$C$1:.$C$1048576];[.M$1])" office:value-type="float" office:value="0" calcext:value-type="float">
            <text:p>0</text:p>
          </table:table-cell>
          <table:table-cell table:formula="of:=SUMIFS([.$B$1:.$B$1048576];[.$A$1:.$A$1048576];[.$I11];[.$C$1:.$C$1048576];[.N$1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each</text:p>
          </table:table-cell>
          <table:table-cell table:formula="of:=SUMIF([.A$1:.A$1048576];[.F12];[.B$1:.B$1048576])" office:value-type="float" office:value="13" calcext:value-type="float">
            <text:p>13</text:p>
          </table:table-cell>
          <table:table-cell/>
          <table:table-cell office:value-type="string" calcext:value-type="string">
            <text:p>beach</text:p>
          </table:table-cell>
          <table:table-cell table:formula="of:=SUMIFS([.$B$1:.$B$1048576];[.$A$1:.$A$1048576];[.$I12];[.$C$1:.$C$1048576];[.J$1])" office:value-type="float" office:value="0" calcext:value-type="float">
            <text:p>0</text:p>
          </table:table-cell>
          <table:table-cell table:formula="of:=SUMIFS([.$B$1:.$B$1048576];[.$A$1:.$A$1048576];[.$I12];[.$C$1:.$C$1048576];[.K$1])" office:value-type="float" office:value="0" calcext:value-type="float">
            <text:p>0</text:p>
          </table:table-cell>
          <table:table-cell table:formula="of:=SUMIFS([.$B$1:.$B$1048576];[.$A$1:.$A$1048576];[.$I12];[.$C$1:.$C$1048576];[.L$1])" office:value-type="float" office:value="1" calcext:value-type="float">
            <text:p>1</text:p>
          </table:table-cell>
          <table:table-cell table:formula="of:=SUMIFS([.$B$1:.$B$1048576];[.$A$1:.$A$1048576];[.$I12];[.$C$1:.$C$1048576];[.M$1])" office:value-type="float" office:value="12" calcext:value-type="float">
            <text:p>12</text:p>
          </table:table-cell>
          <table:table-cell table:formula="of:=SUMIFS([.$B$1:.$B$1048576];[.$A$1:.$A$1048576];[.$I12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each</text:p>
          </table:table-cell>
          <table:table-cell table:formula="of:=SUMIF([.A$1:.A$1048576];[.F13];[.B$1:.B$1048576])" office:value-type="float" office:value="13" calcext:value-type="float">
            <text:p>13</text:p>
          </table:table-cell>
          <table:table-cell/>
          <table:table-cell office:value-type="string" calcext:value-type="string">
            <text:p>Beach</text:p>
          </table:table-cell>
          <table:table-cell table:formula="of:=SUMIFS([.$B$1:.$B$1048576];[.$A$1:.$A$1048576];[.$I13];[.$C$1:.$C$1048576];[.J$1])" office:value-type="float" office:value="0" calcext:value-type="float">
            <text:p>0</text:p>
          </table:table-cell>
          <table:table-cell table:formula="of:=SUMIFS([.$B$1:.$B$1048576];[.$A$1:.$A$1048576];[.$I13];[.$C$1:.$C$1048576];[.K$1])" office:value-type="float" office:value="0" calcext:value-type="float">
            <text:p>0</text:p>
          </table:table-cell>
          <table:table-cell table:formula="of:=SUMIFS([.$B$1:.$B$1048576];[.$A$1:.$A$1048576];[.$I13];[.$C$1:.$C$1048576];[.L$1])" office:value-type="float" office:value="1" calcext:value-type="float">
            <text:p>1</text:p>
          </table:table-cell>
          <table:table-cell table:formula="of:=SUMIFS([.$B$1:.$B$1048576];[.$A$1:.$A$1048576];[.$I13];[.$C$1:.$C$1048576];[.M$1])" office:value-type="float" office:value="12" calcext:value-type="float">
            <text:p>12</text:p>
          </table:table-cell>
          <table:table-cell table:formula="of:=SUMIFS([.$B$1:.$B$1048576];[.$A$1:.$A$1048576];[.$I13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veIn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UMP</text:p>
          </table:table-cell>
          <table:table-cell table:formula="of:=SUMIF([.A$1:.A$1048576];[.F14];[.B$1:.B$1048576])" office:value-type="float" office:value="12" calcext:value-type="float">
            <text:p>12</text:p>
          </table:table-cell>
          <table:table-cell/>
          <table:table-cell office:value-type="string" calcext:value-type="string">
            <text:p>HUMP</text:p>
          </table:table-cell>
          <table:table-cell table:formula="of:=SUMIFS([.$B$1:.$B$1048576];[.$A$1:.$A$1048576];[.$I14];[.$C$1:.$C$1048576];[.J$1])" office:value-type="float" office:value="4" calcext:value-type="float">
            <text:p>4</text:p>
          </table:table-cell>
          <table:table-cell table:formula="of:=SUMIFS([.$B$1:.$B$1048576];[.$A$1:.$A$1048576];[.$I14];[.$C$1:.$C$1048576];[.K$1])" office:value-type="float" office:value="0" calcext:value-type="float">
            <text:p>0</text:p>
          </table:table-cell>
          <table:table-cell table:formula="of:=SUMIFS([.$B$1:.$B$1048576];[.$A$1:.$A$1048576];[.$I14];[.$C$1:.$C$1048576];[.L$1])" office:value-type="float" office:value="0" calcext:value-type="float">
            <text:p>0</text:p>
          </table:table-cell>
          <table:table-cell table:formula="of:=SUMIFS([.$B$1:.$B$1048576];[.$A$1:.$A$1048576];[.$I14];[.$C$1:.$C$1048576];[.M$1])" office:value-type="float" office:value="8" calcext:value-type="float">
            <text:p>8</text:p>
          </table:table-cell>
          <table:table-cell table:formula="of:=SUMIFS([.$B$1:.$B$1048576];[.$A$1:.$A$1048576];[.$I14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yASU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losangeles</text:p>
          </table:table-cell>
          <table:table-cell table:formula="of:=SUMIF([.A$1:.A$1048576];[.F15];[.B$1:.B$1048576])" office:value-type="float" office:value="12" calcext:value-type="float">
            <text:p>12</text:p>
          </table:table-cell>
          <table:table-cell/>
          <table:table-cell office:value-type="string" calcext:value-type="string">
            <text:p>losangeles</text:p>
          </table:table-cell>
          <table:table-cell table:formula="of:=SUMIFS([.$B$1:.$B$1048576];[.$A$1:.$A$1048576];[.$I15];[.$C$1:.$C$1048576];[.J$1])" office:value-type="float" office:value="0" calcext:value-type="float">
            <text:p>0</text:p>
          </table:table-cell>
          <table:table-cell table:formula="of:=SUMIFS([.$B$1:.$B$1048576];[.$A$1:.$A$1048576];[.$I15];[.$C$1:.$C$1048576];[.K$1])" office:value-type="float" office:value="0" calcext:value-type="float">
            <text:p>0</text:p>
          </table:table-cell>
          <table:table-cell table:formula="of:=SUMIFS([.$B$1:.$B$1048576];[.$A$1:.$A$1048576];[.$I15];[.$C$1:.$C$1048576];[.L$1])" office:value-type="float" office:value="12" calcext:value-type="float">
            <text:p>12</text:p>
          </table:table-cell>
          <table:table-cell table:formula="of:=SUMIFS([.$B$1:.$B$1048576];[.$A$1:.$A$1048576];[.$I15];[.$C$1:.$C$1048576];[.M$1])" office:value-type="float" office:value="0" calcext:value-type="float">
            <text:p>0</text:p>
          </table:table-cell>
          <table:table-cell table:formula="of:=SUMIFS([.$B$1:.$B$1048576];[.$A$1:.$A$1048576];[.$I15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zaBa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LosAngeles</text:p>
          </table:table-cell>
          <table:table-cell table:formula="of:=SUMIF([.A$1:.A$1048576];[.F16];[.B$1:.B$1048576])" office:value-type="float" office:value="12" calcext:value-type="float">
            <text:p>12</text:p>
          </table:table-cell>
          <table:table-cell/>
          <table:table-cell office:value-type="string" calcext:value-type="string">
            <text:p>LosAngeles</text:p>
          </table:table-cell>
          <table:table-cell table:formula="of:=SUMIFS([.$B$1:.$B$1048576];[.$A$1:.$A$1048576];[.$I16];[.$C$1:.$C$1048576];[.J$1])" office:value-type="float" office:value="0" calcext:value-type="float">
            <text:p>0</text:p>
          </table:table-cell>
          <table:table-cell table:formula="of:=SUMIFS([.$B$1:.$B$1048576];[.$A$1:.$A$1048576];[.$I16];[.$C$1:.$C$1048576];[.K$1])" office:value-type="float" office:value="0" calcext:value-type="float">
            <text:p>0</text:p>
          </table:table-cell>
          <table:table-cell table:formula="of:=SUMIFS([.$B$1:.$B$1048576];[.$A$1:.$A$1048576];[.$I16];[.$C$1:.$C$1048576];[.L$1])" office:value-type="float" office:value="12" calcext:value-type="float">
            <text:p>12</text:p>
          </table:table-cell>
          <table:table-cell table:formula="of:=SUMIFS([.$B$1:.$B$1048576];[.$A$1:.$A$1048576];[.$I16];[.$C$1:.$C$1048576];[.M$1])" office:value-type="float" office:value="0" calcext:value-type="float">
            <text:p>0</text:p>
          </table:table-cell>
          <table:table-cell table:formula="of:=SUMIFS([.$B$1:.$B$1048576];[.$A$1:.$A$1048576];[.$I16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reat</text:p>
          </table:table-cell>
          <table:table-cell table:formula="of:=SUMIF([.A$1:.A$1048576];[.F17];[.B$1:.B$1048576])" office:value-type="float" office:value="12" calcext:value-type="float">
            <text:p>12</text:p>
          </table:table-cell>
          <table:table-cell/>
          <table:table-cell office:value-type="string" calcext:value-type="string">
            <text:p>Great</text:p>
          </table:table-cell>
          <table:table-cell table:formula="of:=SUMIFS([.$B$1:.$B$1048576];[.$A$1:.$A$1048576];[.$I17];[.$C$1:.$C$1048576];[.J$1])" office:value-type="float" office:value="0" calcext:value-type="float">
            <text:p>0</text:p>
          </table:table-cell>
          <table:table-cell table:formula="of:=SUMIFS([.$B$1:.$B$1048576];[.$A$1:.$A$1048576];[.$I17];[.$C$1:.$C$1048576];[.K$1])" office:value-type="float" office:value="0" calcext:value-type="float">
            <text:p>0</text:p>
          </table:table-cell>
          <table:table-cell table:formula="of:=SUMIFS([.$B$1:.$B$1048576];[.$A$1:.$A$1048576];[.$I17];[.$C$1:.$C$1048576];[.L$1])" office:value-type="float" office:value="0" calcext:value-type="float">
            <text:p>0</text:p>
          </table:table-cell>
          <table:table-cell table:formula="of:=SUMIFS([.$B$1:.$B$1048576];[.$A$1:.$A$1048576];[.$I17];[.$C$1:.$C$1048576];[.M$1])" office:value-type="float" office:value="12" calcext:value-type="float">
            <text:p>12</text:p>
          </table:table-cell>
          <table:table-cell table:formula="of:=SUMIFS([.$B$1:.$B$1048576];[.$A$1:.$A$1048576];[.$I17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r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roperties</text:p>
          </table:table-cell>
          <table:table-cell table:formula="of:=SUMIF([.A$1:.A$1048576];[.F18];[.B$1:.B$1048576])" office:value-type="float" office:value="12" calcext:value-type="float">
            <text:p>12</text:p>
          </table:table-cell>
          <table:table-cell/>
          <table:table-cell office:value-type="string" calcext:value-type="string">
            <text:p>Properties</text:p>
          </table:table-cell>
          <table:table-cell table:formula="of:=SUMIFS([.$B$1:.$B$1048576];[.$A$1:.$A$1048576];[.$I18];[.$C$1:.$C$1048576];[.J$1])" office:value-type="float" office:value="0" calcext:value-type="float">
            <text:p>0</text:p>
          </table:table-cell>
          <table:table-cell table:formula="of:=SUMIFS([.$B$1:.$B$1048576];[.$A$1:.$A$1048576];[.$I18];[.$C$1:.$C$1048576];[.K$1])" office:value-type="float" office:value="0" calcext:value-type="float">
            <text:p>0</text:p>
          </table:table-cell>
          <table:table-cell table:formula="of:=SUMIFS([.$B$1:.$B$1048576];[.$A$1:.$A$1048576];[.$I18];[.$C$1:.$C$1048576];[.L$1])" office:value-type="float" office:value="0" calcext:value-type="float">
            <text:p>0</text:p>
          </table:table-cell>
          <table:table-cell table:formula="of:=SUMIFS([.$B$1:.$B$1048576];[.$A$1:.$A$1048576];[.$I18];[.$C$1:.$C$1048576];[.M$1])" office:value-type="float" office:value="12" calcext:value-type="float">
            <text:p>12</text:p>
          </table:table-cell>
          <table:table-cell table:formula="of:=SUMIFS([.$B$1:.$B$1048576];[.$A$1:.$A$1048576];[.$I18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4NYC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lorida</text:p>
          </table:table-cell>
          <table:table-cell table:formula="of:=SUMIF([.A$1:.A$1048576];[.F19];[.B$1:.B$1048576])" office:value-type="float" office:value="12" calcext:value-type="float">
            <text:p>12</text:p>
          </table:table-cell>
          <table:table-cell/>
          <table:table-cell office:value-type="string" calcext:value-type="string">
            <text:p>Florida</text:p>
          </table:table-cell>
          <table:table-cell table:formula="of:=SUMIFS([.$B$1:.$B$1048576];[.$A$1:.$A$1048576];[.$I19];[.$C$1:.$C$1048576];[.J$1])" office:value-type="float" office:value="0" calcext:value-type="float">
            <text:p>0</text:p>
          </table:table-cell>
          <table:table-cell table:formula="of:=SUMIFS([.$B$1:.$B$1048576];[.$A$1:.$A$1048576];[.$I19];[.$C$1:.$C$1048576];[.K$1])" office:value-type="float" office:value="0" calcext:value-type="float">
            <text:p>0</text:p>
          </table:table-cell>
          <table:table-cell table:formula="of:=SUMIFS([.$B$1:.$B$1048576];[.$A$1:.$A$1048576];[.$I19];[.$C$1:.$C$1048576];[.L$1])" office:value-type="float" office:value="0" calcext:value-type="float">
            <text:p>0</text:p>
          </table:table-cell>
          <table:table-cell table:formula="of:=SUMIFS([.$B$1:.$B$1048576];[.$A$1:.$A$1048576];[.$I19];[.$C$1:.$C$1048576];[.M$1])" office:value-type="float" office:value="12" calcext:value-type="float">
            <text:p>12</text:p>
          </table:table-cell>
          <table:table-cell table:formula="of:=SUMIFS([.$B$1:.$B$1048576];[.$A$1:.$A$1048576];[.$I19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nk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RealEstate</text:p>
          </table:table-cell>
          <table:table-cell table:formula="of:=SUMIF([.A$1:.A$1048576];[.F20];[.B$1:.B$1048576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ufactu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Land</text:p>
          </table:table-cell>
          <table:table-cell table:formula="of:=SUMIF([.A$1:.A$1048576];[.F21];[.B$1:.B$1048576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ale</text:p>
          </table:table-cell>
          <table:table-cell table:formula="of:=SUMIF([.A$1:.A$1048576];[.F22];[.B$1:.B$1048576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lly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ump</text:p>
          </table:table-cell>
          <table:table-cell table:formula="of:=SUMIF([.A$1:.A$1048576];[.F23];[.B$1:.B$1048576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oom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hicago</text:p>
          </table:table-cell>
          <table:table-cell table:formula="of:=SUMIF([.A$1:.A$1048576];[.F24];[.B$1:.B$1048576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hicago</text:p>
          </table:table-cell>
          <table:table-cell table:formula="of:=SUMIF([.A$1:.A$1048576];[.F25];[.B$1:.B$1048576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fal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iami</text:p>
          </table:table-cell>
          <table:table-cell table:formula="of:=SUMIF([.A$1:.A$1048576];[.F26];[.B$1:.B$1048576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iami</text:p>
          </table:table-cell>
          <table:table-cell table:formula="of:=SUMIF([.A$1:.A$1048576];[.F27];[.B$1:.B$1048576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P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ewYork</text:p>
          </table:table-cell>
          <table:table-cell table:formula="of:=SUMIF([.A$1:.A$1048576];[.F28];[.B$1:.B$1048576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MHC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yc</text:p>
          </table:table-cell>
          <table:table-cell table:formula="of:=SUMIF([.A$1:.A$1048576];[.F29];[.B$1:.B$1048576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YC</text:p>
          </table:table-cell>
          <table:table-cell table:formula="of:=SUMIF([.A$1:.A$1048576];[.F30];[.B$1:.B$1048576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ak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ewyork</text:p>
          </table:table-cell>
          <table:table-cell table:formula="of:=SUMIF([.A$1:.A$1048576];[.F31];[.B$1:.B$1048576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Veterans</text:p>
          </table:table-cell>
          <table:table-cell table:formula="of:=SUMIF([.A$1:.A$1048576];[.F32];[.B$1:.B$1048576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ospitality</text:p>
          </table:table-cell>
          <table:table-cell table:formula="of:=SUMIF([.A$1:.A$1048576];[.F33];[.B$1:.B$1048576])" office:value-type="float" office:value="7" calcext:value-type="float">
            <text:p>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نجران_الا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Retail</text:p>
          </table:table-cell>
          <table:table-cell table:formula="of:=SUMIF([.A$1:.A$1048576];[.F34];[.B$1:.B$1048576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neFinalT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AMAs1D</text:p>
          </table:table-cell>
          <table:table-cell table:formula="of:=SUMIF([.A$1:.A$1048576];[.F35];[.B$1:.B$1048576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mp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Dallas</text:p>
          </table:table-cell>
          <table:table-cell table:formula="of:=SUMIF([.A$1:.A$1048576];[.F36];[.B$1:.B$1048576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ter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UKVOTY1D</text:p>
          </table:table-cell>
          <table:table-cell table:formula="of:=SUMIF([.A$1:.A$1048576];[.F37];[.B$1:.B$1048576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lamaL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ollywood</text:p>
          </table:table-cell>
          <table:table-cell table:formula="of:=SUMIF([.A$1:.A$1048576];[.F38];[.B$1:.B$1048576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la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ollywood</text:p>
          </table:table-cell>
          <table:table-cell table:formula="of:=SUMIF([.A$1:.A$1048576];[.F39];[.B$1:.B$1048576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lamasAre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ealthcare</text:p>
          </table:table-cell>
          <table:table-cell table:formula="of:=SUMIF([.A$1:.A$1048576];[.F40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de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ealthcare</text:p>
          </table:table-cell>
          <table:table-cell table:formula="of:=SUMIF([.A$1:.A$1048576];[.F41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uebik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ursing</text:p>
          </table:table-cell>
          <table:table-cell table:formula="of:=SUMIF([.A$1:.A$1048576];[.F42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TEM</text:p>
          </table:table-cell>
          <table:table-cell table:formula="of:=SUMIF([.A$1:.A$1048576];[.F43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tem</text:p>
          </table:table-cell>
          <table:table-cell table:formula="of:=SUMIF([.A$1:.A$1048576];[.F44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unesAuTrav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DivasNoMTVHits</text:p>
          </table:table-cell>
          <table:table-cell table:formula="of:=SUMIF([.A$1:.A$1048576];[.F45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es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Accounting</text:p>
          </table:table-cell>
          <table:table-cell table:formula="of:=SUMIF([.A$1:.A$1048576];[.F46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vascri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IllegalizeIt</text:p>
          </table:table-cell>
          <table:table-cell table:formula="of:=SUMIF([.A$1:.A$1048576];[.F47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16Entertain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IT</text:p>
          </table:table-cell>
          <table:table-cell table:formula="of:=SUMIF([.A$1:.A$1048576];[.F48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llingwilliamst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illegalizeit</text:p>
          </table:table-cell>
          <table:table-cell table:formula="of:=SUMIF([.A$1:.A$1048576];[.F49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Repost</text:p>
          </table:table-cell>
          <table:table-cell table:formula="of:=SUMIF([.A$1:.A$1048576];[.F50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w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eriscope</text:p>
          </table:table-cell>
          <table:table-cell table:formula="of:=SUMIF([.A$1:.A$1048576];[.F51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Sinte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tarwars</text:p>
          </table:table-cell>
          <table:table-cell table:formula="of:=SUMIF([.A$1:.A$1048576];[.F52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arationsN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ationalStressAwarenessDay</text:p>
          </table:table-cell>
          <table:table-cell table:formula="of:=SUMIF([.A$1:.A$1048576];[.F53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ildthew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love</text:p>
          </table:table-cell>
          <table:table-cell table:formula="of:=SUMIF([.A$1:.A$1048576];[.F54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art</text:p>
          </table:table-cell>
          <table:table-cell table:formula="of:=SUMIF([.A$1:.A$1048576];[.F55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n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AV</text:p>
          </table:table-cell>
          <table:table-cell table:formula="of:=SUMIF([.A$1:.A$1048576];[.F56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wPlay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rooklyn</text:p>
          </table:table-cell>
          <table:table-cell table:formula="of:=SUMIF([.A$1:.A$1048576];[.F57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nathanGr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erformance</text:p>
          </table:table-cell>
          <table:table-cell table:formula="of:=SUMIF([.A$1:.A$1048576];[.F58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My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tarWars</text:p>
          </table:table-cell>
          <table:table-cell table:formula="of:=SUMIF([.A$1:.A$1048576];[.F59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Mus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eriscope</text:p>
          </table:table-cell>
          <table:table-cell table:formula="of:=SUMIF([.A$1:.A$1048576];[.F60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Sin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KellyJobs</text:p>
          </table:table-cell>
          <table:table-cell table:formula="of:=SUMIF([.A$1:.A$1048576];[.F61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dWillComeTh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latergram</text:p>
          </table:table-cell>
          <table:table-cell table:formula="of:=SUMIF([.A$1:.A$1048576];[.F62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legalize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inance</text:p>
          </table:table-cell>
          <table:table-cell table:formula="of:=SUMIF([.A$1:.A$1048576];[.F63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remichi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eautiful</text:p>
          </table:table-cell>
          <table:table-cell table:formula="of:=SUMIF([.A$1:.A$1048576];[.F64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untPleas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Wce</text:p>
          </table:table-cell>
          <table:table-cell table:formula="of:=SUMIF([.A$1:.A$1048576];[.F65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utif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lackLivesMatter</text:p>
          </table:table-cell>
          <table:table-cell table:formula="of:=SUMIF([.A$1:.A$1048576];[.F66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ESmeets</text:p>
          </table:table-cell>
          <table:table-cell table:formula="of:=SUMIF([.A$1:.A$1048576];[.F67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4thwriting</text:p>
          </table:table-cell>
          <table:table-cell table:formula="of:=SUMIF([.A$1:.A$1048576];[.F68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sonIndustrialCompl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acilitiesMgmt</text:p>
          </table:table-cell>
          <table:table-cell table:formula="of:=SUMIF([.A$1:.A$1048576];[.F69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everlyHills</text:p>
          </table:table-cell>
          <table:table-cell table:formula="of:=SUMIF([.A$1:.A$1048576];[.F70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a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Legal</text:p>
          </table:table-cell>
          <table:table-cell table:formula="of:=SUMIF([.A$1:.A$1048576];[.F71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Incarc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VariousUSCities</text:p>
          </table:table-cell>
          <table:table-cell table:formula="of:=SUMIF([.A$1:.A$1048576];[.F72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OnDru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LA</text:p>
          </table:table-cell>
          <table:table-cell table:formula="of:=SUMIF([.A$1:.A$1048576];[.F73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ewJimC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eautiful</text:p>
          </table:table-cell>
          <table:table-cell table:formula="of:=SUMIF([.A$1:.A$1048576];[.F74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ackLivesMat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arty</text:p>
          </table:table-cell>
          <table:table-cell table:formula="of:=SUMIF([.A$1:.A$1048576];[.F75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ales</text:p>
          </table:table-cell>
          <table:table-cell table:formula="of:=SUMIF([.A$1:.A$1048576];[.F76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o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assy</text:p>
          </table:table-cell>
          <table:table-cell table:formula="of:=SUMIF([.A$1:.A$1048576];[.F77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atpurd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vectorian</text:p>
          </table:table-cell>
          <table:table-cell table:formula="of:=SUMIF([.A$1:.A$1048576];[.F78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dprin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WebDesign</text:p>
          </table:table-cell>
          <table:table-cell table:formula="of:=SUMIF([.A$1:.A$1048576];[.F79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DPrintingTr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itness</text:p>
          </table:table-cell>
          <table:table-cell table:formula="of:=SUMIF([.A$1:.A$1048576];[.F80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cpsproud</text:p>
          </table:table-cell>
          <table:table-cell table:formula="of:=SUMIF([.A$1:.A$1048576];[.F81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exhibition</text:p>
          </table:table-cell>
          <table:table-cell table:formula="of:=SUMIF([.A$1:.A$1048576];[.F82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ro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appy</text:p>
          </table:table-cell>
          <table:table-cell table:formula="of:=SUMIF([.A$1:.A$1048576];[.F83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AgeSla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WCE</text:p>
          </table:table-cell>
          <table:table-cell table:formula="of:=SUMIF([.A$1:.A$1048576];[.F84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orangevest</text:p>
          </table:table-cell>
          <table:table-cell table:formula="of:=SUMIF([.A$1:.A$1048576];[.F85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nia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yrianRefugees</text:p>
          </table:table-cell>
          <table:table-cell table:formula="of:=SUMIF([.A$1:.A$1048576];[.F86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tyle</text:p>
          </table:table-cell>
          <table:table-cell table:formula="of:=SUMIF([.A$1:.A$1048576];[.F87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lendale</text:p>
          </table:table-cell>
          <table:table-cell table:formula="of:=SUMIF([.A$1:.A$1048576];[.F88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OakBrook</text:p>
          </table:table-cell>
          <table:table-cell table:formula="of:=SUMIF([.A$1:.A$1048576];[.F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aceandl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HWs</text:p>
          </table:table-cell>
          <table:table-cell table:formula="of:=SUMIF([.A$1:.A$1048576];[.F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aceone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APHA15</text:p>
          </table:table-cell>
          <table:table-cell table:formula="of:=SUMIF([.A$1:.A$1048576];[.F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kelovenot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UMBUMP</text:p>
          </table:table-cell>
          <table:table-cell table:formula="of:=SUMIF([.A$1:.A$1048576];[.F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itom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directmarketing</text:p>
          </table:table-cell>
          <table:table-cell table:formula="of:=SUMIF([.A$1:.A$1048576];[.F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Smee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digital</text:p>
          </table:table-cell>
          <table:table-cell table:formula="of:=SUMIF([.A$1:.A$1048576];[.F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thwri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ultiChannel</text:p>
          </table:table-cell>
          <table:table-cell table:formula="of:=SUMIF([.A$1:.A$1048576];[.F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ll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LoveIndy</text:p>
          </table:table-cell>
          <table:table-cell table:formula="of:=SUMIF([.A$1:.A$1048576];[.F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yASU19</text:p>
          </table:table-cell>
          <table:table-cell table:formula="of:=SUMIF([.A$1:.A$1048576];[.F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orzaBarca</text:p>
          </table:table-cell>
          <table:table-cell table:formula="of:=SUMIF([.A$1:.A$1048576];[.F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Regrets</text:p>
          </table:table-cell>
          <table:table-cell table:formula="of:=SUMIF([.A$1:.A$1048576];[.F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B4NYCFC</text:p>
          </table:table-cell>
          <table:table-cell table:formula="of:=SUMIF([.A$1:.A$1048576];[.F1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featm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hankyou</text:p>
          </table:table-cell>
          <table:table-cell table:formula="of:=SUMIF([.A$1:.A$1048576];[.F1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anufacturing</text:p>
          </table:table-cell>
          <table:table-cell table:formula="of:=SUMIF([.A$1:.A$1048576];[.F1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loomington</text:p>
          </table:table-cell>
          <table:table-cell table:formula="of:=SUMIF([.A$1:.A$1048576];[.F1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rafalgar</text:p>
          </table:table-cell>
          <table:table-cell table:formula="of:=SUMIF([.A$1:.A$1048576];[.F1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PD</text:p>
          </table:table-cell>
          <table:table-cell table:formula="of:=SUMIF([.A$1:.A$1048576];[.F1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legalize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MHC15</text:p>
          </table:table-cell>
          <table:table-cell table:formula="of:=SUMIF([.A$1:.A$1048576];[.F1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gional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OakPark</text:p>
          </table:table-cell>
          <table:table-cell table:formula="of:=SUMIF([.A$1:.A$1048576];[.F1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odi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نجران_الان</text:p>
          </table:table-cell>
          <table:table-cell table:formula="of:=SUMIF([.A$1:.A$1048576];[.F1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OneFinalTeam</text:p>
          </table:table-cell>
          <table:table-cell table:formula="of:=SUMIF([.A$1:.A$1048576];[.F1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er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rompose</text:p>
          </table:table-cell>
          <table:table-cell table:formula="of:=SUMIF([.A$1:.A$1048576];[.F1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ock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LlamaLove</text:p>
          </table:table-cell>
          <table:table-cell table:formula="of:=SUMIF([.A$1:.A$1048576];[.F1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ertoVallar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llama</text:p>
          </table:table-cell>
          <table:table-cell table:formula="of:=SUMIF([.A$1:.A$1048576];[.F1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LlamasAreLife</text:p>
          </table:table-cell>
          <table:table-cell table:formula="of:=SUMIF([.A$1:.A$1048576];[.F1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v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rideblue</text:p>
          </table:table-cell>
          <table:table-cell table:formula="of:=SUMIF([.A$1:.A$1048576];[.F1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tograf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luebikes</text:p>
          </table:table-cell>
          <table:table-cell table:formula="of:=SUMIF([.A$1:.A$1048576];[.F1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iking</text:p>
          </table:table-cell>
          <table:table-cell table:formula="of:=SUMIF([.A$1:.A$1048576];[.F1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ick</text:p>
          </table:table-cell>
          <table:table-cell table:formula="of:=SUMIF([.A$1:.A$1048576];[.F1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e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JeunesAuTravail</text:p>
          </table:table-cell>
          <table:table-cell table:formula="of:=SUMIF([.A$1:.A$1048576];[.F1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ro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lessed</text:p>
          </table:table-cell>
          <table:table-cell table:formula="of:=SUMIF([.A$1:.A$1048576];[.F1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javascript</text:p>
          </table:table-cell>
          <table:table-cell table:formula="of:=SUMIF([.A$1:.A$1048576];[.F1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stomer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616Entertainment</text:p>
          </table:table-cell>
          <table:table-cell table:formula="of:=SUMIF([.A$1:.A$1048576];[.F1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nthInning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wellingwilliamstour</text:p>
          </table:table-cell>
          <table:table-cell table:formula="of:=SUMIF([.A$1:.A$1048576];[.F1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lesche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ewello</text:p>
          </table:table-cell>
          <table:table-cell table:formula="of:=SUMIF([.A$1:.A$1048576];[.F1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lesdinear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CSinterns</text:p>
          </table:table-cell>
          <table:table-cell table:formula="of:=SUMIF([.A$1:.A$1048576];[.F1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vanij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ReparationsNow</text:p>
          </table:table-cell>
          <table:table-cell table:formula="of:=SUMIF([.A$1:.A$1048576];[.F1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uryNextLe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uildthewall</text:p>
          </table:table-cell>
          <table:table-cell table:formula="of:=SUMIF([.A$1:.A$1048576];[.F1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witterAfterD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umnum</text:p>
          </table:table-cell>
          <table:table-cell table:formula="of:=SUMIF([.A$1:.A$1048576];[.F1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cilitiesMg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owPlaying</text:p>
          </table:table-cell>
          <table:table-cell table:formula="of:=SUMIF([.A$1:.A$1048576];[.F1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ESc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JonathanGreer</text:p>
          </table:table-cell>
          <table:table-cell table:formula="of:=SUMIF([.A$1:.A$1048576];[.F1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N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orMyGood</text:p>
          </table:table-cell>
          <table:table-cell table:formula="of:=SUMIF([.A$1:.A$1048576];[.F1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r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ewMusic</text:p>
          </table:table-cell>
          <table:table-cell table:formula="of:=SUMIF([.A$1:.A$1048576];[.F1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PuedoDecirleQue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ewSingle</text:p>
          </table:table-cell>
          <table:table-cell table:formula="of:=SUMIF([.A$1:.A$1048576];[.F1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r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odWillComeThrough</text:p>
          </table:table-cell>
          <table:table-cell table:formula="of:=SUMIF([.A$1:.A$1048576];[.F1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uremichigan</text:p>
          </table:table-cell>
          <table:table-cell table:formula="of:=SUMIF([.A$1:.A$1048576];[.F1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ountPleasant</text:p>
          </table:table-cell>
          <table:table-cell table:formula="of:=SUMIF([.A$1:.A$1048576];[.F1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As1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local</text:p>
          </table:table-cell>
          <table:table-cell table:formula="of:=SUMIF([.A$1:.A$1048576];[.F1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KVOTY1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risonIndustrialComplex</text:p>
          </table:table-cell>
          <table:table-cell table:formula="of:=SUMIF([.A$1:.A$1048576];[.F1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katna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imeline</text:p>
          </table:table-cell>
          <table:table-cell table:formula="of:=SUMIF([.A$1:.A$1048576];[.F1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lavery</text:p>
          </table:table-cell>
          <table:table-cell table:formula="of:=SUMIF([.A$1:.A$1048576];[.F1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il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assIncarceration</text:p>
          </table:table-cell>
          <table:table-cell table:formula="of:=SUMIF([.A$1:.A$1048576];[.F1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lna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WarOnDrugs</text:p>
          </table:table-cell>
          <table:table-cell table:formula="of:=SUMIF([.A$1:.A$1048576];[.F1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il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heNewJimCrow</text:p>
          </table:table-cell>
          <table:table-cell table:formula="of:=SUMIF([.A$1:.A$1048576];[.F14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nagla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Reading</text:p>
          </table:table-cell>
          <table:table-cell table:formula="of:=SUMIF([.A$1:.A$1048576];[.F14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ooks</text:p>
          </table:table-cell>
          <table:table-cell table:formula="of:=SUMIF([.A$1:.A$1048576];[.F14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di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artatpurdue</text:p>
          </table:table-cell>
          <table:table-cell table:formula="of:=SUMIF([.A$1:.A$1048576];[.F14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mondshapedna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3dprinting</text:p>
          </table:table-cell>
          <table:table-cell table:formula="of:=SUMIF([.A$1:.A$1048576];[.F14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rd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3DPrintingTrends</text:p>
          </table:table-cell>
          <table:table-cell table:formula="of:=SUMIF([.A$1:.A$1048576];[.F14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QA</text:p>
          </table:table-cell>
          <table:table-cell table:formula="of:=SUMIF([.A$1:.A$1048576];[.F14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Aurora</text:p>
          </table:table-cell>
          <table:table-cell table:formula="of:=SUMIF([.A$1:.A$1048576];[.F14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ewAgeSlavery</text:p>
          </table:table-cell>
          <table:table-cell table:formula="of:=SUMIF([.A$1:.A$1048576];[.F15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hBa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VerniaTx</text:p>
          </table:table-cell>
          <table:table-cell table:formula="of:=SUMIF([.A$1:.A$1048576];[.F15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stSideWedn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eaceandlove</text:p>
          </table:table-cell>
          <table:table-cell table:formula="of:=SUMIF([.A$1:.A$1048576];[.F15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GBFlyIn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eaceoneday</text:p>
          </table:table-cell>
          <table:table-cell table:formula="of:=SUMIF([.A$1:.A$1048576];[.F15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dTriv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akelovenotwar</text:p>
          </table:table-cell>
          <table:table-cell table:formula="of:=SUMIF([.A$1:.A$1048576];[.F15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verlyHi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jitomate</text:p>
          </table:table-cell>
          <table:table-cell table:formula="of:=SUMIF([.A$1:.A$1048576];[.F15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g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API</text:p>
          </table:table-cell>
          <table:table-cell table:formula="of:=SUMIF([.A$1:.A$1048576];[.F15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iousUSC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lifeatmatch</text:p>
          </table:table-cell>
          <table:table-cell table:formula="of:=SUMIF([.A$1:.A$1048576];[.F15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mile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developer</text:p>
          </table:table-cell>
          <table:table-cell table:formula="of:=SUMIF([.A$1:.A$1048576];[.F15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ncon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regionalism</text:p>
          </table:table-cell>
          <table:table-cell table:formula="of:=SUMIF([.A$1:.A$1048576];[.F15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venElev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odiva</text:p>
          </table:table-cell>
          <table:table-cell table:formula="of:=SUMIF([.A$1:.A$1048576];[.F16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lerical</text:p>
          </table:table-cell>
          <table:table-cell table:formula="of:=SUMIF([.A$1:.A$1048576];[.F16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llyw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locked</text:p>
          </table:table-cell>
          <table:table-cell table:formula="of:=SUMIF([.A$1:.A$1048576];[.F16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taMon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uertoVallarta</text:p>
          </table:table-cell>
          <table:table-cell table:formula="of:=SUMIF([.A$1:.A$1048576];[.F16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oda</text:p>
          </table:table-cell>
          <table:table-cell table:formula="of:=SUMIF([.A$1:.A$1048576];[.F16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utif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ovia</text:p>
          </table:table-cell>
          <table:table-cell table:formula="of:=SUMIF([.A$1:.A$1048576];[.F16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otografo</text:p>
          </table:table-cell>
          <table:table-cell table:formula="of:=SUMIF([.A$1:.A$1048576];[.F16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ymannsprodu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video</text:p>
          </table:table-cell>
          <table:table-cell table:formula="of:=SUMIF([.A$1:.A$1048576];[.F16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youneedisguitaranddru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laya</text:p>
          </table:table-cell>
          <table:table-cell table:formula="of:=SUMIF([.A$1:.A$1048576];[.F16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keTheCr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iesta</text:p>
          </table:table-cell>
          <table:table-cell table:formula="of:=SUMIF([.A$1:.A$1048576];[.F16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y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onroe</text:p>
          </table:table-cell>
          <table:table-cell table:formula="of:=SUMIF([.A$1:.A$1048576];[.F17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sange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ustomerService</text:p>
          </table:table-cell>
          <table:table-cell table:formula="of:=SUMIF([.A$1:.A$1048576];[.F17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ottBr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inthInningTx</text:p>
          </table:table-cell>
          <table:table-cell table:formula="of:=SUMIF([.A$1:.A$1048576];[.F17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B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illeschefs</text:p>
          </table:table-cell>
          <table:table-cell table:formula="of:=SUMIF([.A$1:.A$1048576];[.F17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illesdinearound</text:p>
          </table:table-cell>
          <table:table-cell table:formula="of:=SUMIF([.A$1:.A$1048576];[.F17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o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drvaniji</text:p>
          </table:table-cell>
          <table:table-cell table:formula="of:=SUMIF([.A$1:.A$1048576];[.F17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ite4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auryNextLevel</text:p>
          </table:table-cell>
          <table:table-cell table:formula="of:=SUMIF([.A$1:.A$1048576];[.F17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witterAfterDark</text:p>
          </table:table-cell>
          <table:table-cell table:formula="of:=SUMIF([.A$1:.A$1048576];[.F17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game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ACESchat</text:p>
          </table:table-cell>
          <table:table-cell table:formula="of:=SUMIF([.A$1:.A$1048576];[.F17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ONIC</text:p>
          </table:table-cell>
          <table:table-cell table:formula="of:=SUMIF([.A$1:.A$1048576];[.F17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arland</text:p>
          </table:table-cell>
          <table:table-cell table:formula="of:=SUMIF([.A$1:.A$1048576];[.F1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chitec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oPuedoDecirleQueNo</text:p>
          </table:table-cell>
          <table:table-cell table:formula="of:=SUMIF([.A$1:.A$1048576];[.F1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mmC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ikatnails</text:p>
          </table:table-cell>
          <table:table-cell table:formula="of:=SUMIF([.A$1:.A$1048576];[.F1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9DaysUntilMIT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ails</text:p>
          </table:table-cell>
          <table:table-cell table:formula="of:=SUMIF([.A$1:.A$1048576];[.F1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ailart</text:p>
          </table:table-cell>
          <table:table-cell table:formula="of:=SUMIF([.A$1:.A$1048576];[.F1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allnails</text:p>
          </table:table-cell>
          <table:table-cell table:formula="of:=SUMIF([.A$1:.A$1048576];[.F1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CRESCEN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aildesign</text:p>
          </table:table-cell>
          <table:table-cell table:formula="of:=SUMIF([.A$1:.A$1048576];[.F1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hinaglaze</text:p>
          </table:table-cell>
          <table:table-cell table:formula="of:=SUMIF([.A$1:.A$1048576];[.F1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isc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all</text:p>
          </table:table-cell>
          <table:table-cell table:formula="of:=SUMIF([.A$1:.A$1048576];[.F1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vers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idiring</text:p>
          </table:table-cell>
          <table:table-cell table:formula="of:=SUMIF([.A$1:.A$1048576];[.F1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CanDr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almondshapednails</text:p>
          </table:table-cell>
          <table:table-cell table:formula="of:=SUMIF([.A$1:.A$1048576];[.F1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ardena</text:p>
          </table:table-cell>
          <table:table-cell table:formula="of:=SUMIF([.A$1:.A$1048576];[.F1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rs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OhBaby</text:p>
          </table:table-cell>
          <table:table-cell table:formula="of:=SUMIF([.A$1:.A$1048576];[.F1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thHolly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WestSideWednesday</text:p>
          </table:table-cell>
          <table:table-cell table:formula="of:=SUMIF([.A$1:.A$1048576];[.F1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ndi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LGBFlyIn15</text:p>
          </table:table-cell>
          <table:table-cell table:formula="of:=SUMIF([.A$1:.A$1048576];[.F1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odTrivia</text:p>
          </table:table-cell>
          <table:table-cell table:formula="of:=SUMIF([.A$1:.A$1048576];[.F1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ISmileBack</text:p>
          </table:table-cell>
          <table:table-cell table:formula="of:=SUMIF([.A$1:.A$1048576];[.F1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zza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uncontrol</text:p>
          </table:table-cell>
          <table:table-cell table:formula="of:=SUMIF([.A$1:.A$1048576];[.F1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llywo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evenEleven</text:p>
          </table:table-cell>
          <table:table-cell table:formula="of:=SUMIF([.A$1:.A$1048576];[.F1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urn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antaMonica</text:p>
          </table:table-cell>
          <table:table-cell table:formula="of:=SUMIF([.A$1:.A$1048576];[.F1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ee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un</text:p>
          </table:table-cell>
          <table:table-cell table:formula="of:=SUMIF([.A$1:.A$1048576];[.F2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t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aymannsproductions</text:p>
          </table:table-cell>
          <table:table-cell table:formula="of:=SUMIF([.A$1:.A$1048576];[.F2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allyouneedisguitaranddrums</text:p>
          </table:table-cell>
          <table:table-cell table:formula="of:=SUMIF([.A$1:.A$1048576];[.F2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lly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akeTheCrown</text:p>
          </table:table-cell>
          <table:table-cell table:formula="of:=SUMIF([.A$1:.A$1048576];[.F2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lly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Royals</text:p>
          </table:table-cell>
          <table:table-cell table:formula="of:=SUMIF([.A$1:.A$1048576];[.F2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sAnge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cottBrown</text:p>
          </table:table-cell>
          <table:table-cell table:formula="of:=SUMIF([.A$1:.A$1048576];[.F2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rwarstheforceawak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JBush</text:p>
          </table:table-cell>
          <table:table-cell table:formula="of:=SUMIF([.A$1:.A$1048576];[.F2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rw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edia</text:p>
          </table:table-cell>
          <table:table-cell table:formula="of:=SUMIF([.A$1:.A$1048576];[.F2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avianenfor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unite4good</text:p>
          </table:table-cell>
          <table:table-cell table:formula="of:=SUMIF([.A$1:.A$1048576];[.F2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ff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wve</text:p>
          </table:table-cell>
          <table:table-cell table:formula="of:=SUMIF([.A$1:.A$1048576];[.F2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d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egamedia</text:p>
          </table:table-cell>
          <table:table-cell table:formula="of:=SUMIF([.A$1:.A$1048576];[.F2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etlife</text:p>
          </table:table-cell>
          <table:table-cell table:formula="of:=SUMIF([.A$1:.A$1048576];[.F2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etchshow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DTLA</text:p>
          </table:table-cell>
          <table:table-cell table:formula="of:=SUMIF([.A$1:.A$1048576];[.F2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forch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architecture</text:p>
          </table:table-cell>
          <table:table-cell table:formula="of:=SUMIF([.A$1:.A$1048576];[.F2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wnePla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ommCamp</text:p>
          </table:table-cell>
          <table:table-cell table:formula="of:=SUMIF([.A$1:.A$1048576];[.F2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dondo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9DaysUntilMITAM</text:p>
          </table:table-cell>
          <table:table-cell table:formula="of:=SUMIF([.A$1:.A$1048576];[.F2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adelosmuer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ransportation</text:p>
          </table:table-cell>
          <table:table-cell table:formula="of:=SUMIF([.A$1:.A$1048576];[.F2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rriss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LACRESCENTA</text:p>
          </table:table-cell>
          <table:table-cell table:formula="of:=SUMIF([.A$1:.A$1048576];[.F2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xicansformorriss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oversong</text:p>
          </table:table-cell>
          <table:table-cell table:formula="of:=SUMIF([.A$1:.A$1048576];[.F2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WeCanDream</text:p>
          </table:table-cell>
          <table:table-cell table:formula="of:=SUMIF([.A$1:.A$1048576];[.F2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Segu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orthHollywood</text:p>
          </table:table-cell>
          <table:table-cell table:formula="of:=SUMIF([.A$1:.A$1048576];[.F2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d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andicap</text:p>
          </table:table-cell>
          <table:table-cell table:formula="of:=SUMIF([.A$1:.A$1048576];[.F2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dakfi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izza</text:p>
          </table:table-cell>
          <table:table-cell table:formula="of:=SUMIF([.A$1:.A$1048576];[.F2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odak_pho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izzaparty</text:p>
          </table:table-cell>
          <table:table-cell table:formula="of:=SUMIF([.A$1:.A$1048576];[.F2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urnup</text:p>
          </table:table-cell>
          <table:table-cell table:formula="of:=SUMIF([.A$1:.A$1048576];[.F2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witterHeartsMake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treetart</text:p>
          </table:table-cell>
          <table:table-cell table:formula="of:=SUMIF([.A$1:.A$1048576];[.F2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wtf</text:p>
          </table:table-cell>
          <table:table-cell table:formula="of:=SUMIF([.A$1:.A$1048576];[.F2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KellyServices</text:p>
          </table:table-cell>
          <table:table-cell table:formula="of:=SUMIF([.A$1:.A$1048576];[.F2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ext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tarwarstheforceawakens</text:p>
          </table:table-cell>
          <table:table-cell table:formula="of:=SUMIF([.A$1:.A$1048576];[.F2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sual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uavianenforcer</text:p>
          </table:table-cell>
          <table:table-cell table:formula="of:=SUMIF([.A$1:.A$1048576];[.F2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gra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jeffism</text:p>
          </table:table-cell>
          <table:table-cell table:formula="of:=SUMIF([.A$1:.A$1048576];[.F2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le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redhead</text:p>
          </table:table-cell>
          <table:table-cell table:formula="of:=SUMIF([.A$1:.A$1048576];[.F2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lvanes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actor</text:p>
          </table:table-cell>
          <table:table-cell table:formula="of:=SUMIF([.A$1:.A$1048576];[.F2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fo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ketchshowdown</text:p>
          </table:table-cell>
          <table:table-cell table:formula="of:=SUMIF([.A$1:.A$1048576];[.F2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imeforchange</text:p>
          </table:table-cell>
          <table:table-cell table:formula="of:=SUMIF([.A$1:.A$1048576];[.F2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rapmeinyourar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rownePlaza</text:p>
          </table:table-cell>
          <table:table-cell table:formula="of:=SUMIF([.A$1:.A$1048576];[.F2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ionalStressAwareness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redondobeach</text:p>
          </table:table-cell>
          <table:table-cell table:formula="of:=SUMIF([.A$1:.A$1048576];[.F2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diadelosmuertos</text:p>
          </table:table-cell>
          <table:table-cell table:formula="of:=SUMIF([.A$1:.A$1048576];[.F2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irbyren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orrissey</text:p>
          </table:table-cell>
          <table:table-cell table:formula="of:=SUMIF([.A$1:.A$1048576];[.F2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exicansformorrissey</text:p>
          </table:table-cell>
          <table:table-cell table:formula="of:=SUMIF([.A$1:.A$1048576];[.F2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ElSegundo</text:p>
          </table:table-cell>
          <table:table-cell table:formula="of:=SUMIF([.A$1:.A$1048576];[.F2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STSA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kodak</text:p>
          </table:table-cell>
          <table:table-cell table:formula="of:=SUMIF([.A$1:.A$1048576];[.F2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legalize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kodakfilm</text:p>
          </table:table-cell>
          <table:table-cell table:formula="of:=SUMIF([.A$1:.A$1048576];[.F24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or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kodak_photo</text:p>
          </table:table-cell>
          <table:table-cell table:formula="of:=SUMIF([.A$1:.A$1048576];[.F24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ilm</text:p>
          </table:table-cell>
          <table:table-cell table:formula="of:=SUMIF([.A$1:.A$1048576];[.F24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ss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witterHeartsMakeMe</text:p>
          </table:table-cell>
          <table:table-cell table:formula="of:=SUMIF([.A$1:.A$1048576];[.F24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shave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emale</text:p>
          </table:table-cell>
          <table:table-cell table:formula="of:=SUMIF([.A$1:.A$1048576];[.F24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iny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ale</text:p>
          </table:table-cell>
          <table:table-cell table:formula="of:=SUMIF([.A$1:.A$1048576];[.F24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utdo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ontextual</text:p>
          </table:table-cell>
          <table:table-cell table:formula="of:=SUMIF([.A$1:.A$1048576];[.F24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visualize</text:p>
          </table:table-cell>
          <table:table-cell table:formula="of:=SUMIF([.A$1:.A$1048576];[.F24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x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ongrats</text:p>
          </table:table-cell>
          <table:table-cell table:formula="of:=SUMIF([.A$1:.A$1048576];[.F25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ollege</text:p>
          </table:table-cell>
          <table:table-cell table:formula="of:=SUMIF([.A$1:.A$1048576];[.F25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ny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ylvanesso</text:p>
          </table:table-cell>
          <table:table-cell table:formula="of:=SUMIF([.A$1:.A$1048576];[.F25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hefonda</text:p>
          </table:table-cell>
          <table:table-cell table:formula="of:=SUMIF([.A$1:.A$1048576];[.F25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ors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alifornia</text:p>
          </table:table-cell>
          <table:table-cell table:formula="of:=SUMIF([.A$1:.A$1048576];[.F25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mi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wrapmeinyourarms</text:p>
          </table:table-cell>
          <table:table-cell table:formula="of:=SUMIF([.A$1:.A$1048576];[.F25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st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WeHo</text:p>
          </table:table-cell>
          <table:table-cell table:formula="of:=SUMIF([.A$1:.A$1048576];[.F25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ter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airbyrené</text:p>
          </table:table-cell>
          <table:table-cell table:formula="of:=SUMIF([.A$1:.A$1048576];[.F25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r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ane</text:p>
          </table:table-cell>
          <table:table-cell table:formula="of:=SUMIF([.A$1:.A$1048576];[.F25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i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RUSTSALON</text:p>
          </table:table-cell>
          <table:table-cell table:formula="of:=SUMIF([.A$1:.A$1048576];[.F25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pr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restorative</text:p>
          </table:table-cell>
          <table:table-cell table:formula="of:=SUMIF([.A$1:.A$1048576];[.F26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vebu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unny</text:p>
          </table:table-cell>
          <table:table-cell table:formula="of:=SUMIF([.A$1:.A$1048576];[.F26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ea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oshavenovember</text:p>
          </table:table-cell>
          <table:table-cell table:formula="of:=SUMIF([.A$1:.A$1048576];[.F26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oundl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rainyday</text:p>
          </table:table-cell>
          <table:table-cell table:formula="of:=SUMIF([.A$1:.A$1048576];[.F26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ppetphotobo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outdoors</text:p>
          </table:table-cell>
          <table:table-cell table:formula="of:=SUMIF([.A$1:.A$1048576];[.F26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il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animal</text:p>
          </table:table-cell>
          <table:table-cell table:formula="of:=SUMIF([.A$1:.A$1048576];[.F26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n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exican</text:p>
          </table:table-cell>
          <table:table-cell table:formula="of:=SUMIF([.A$1:.A$1048576];[.F26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è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vinyl</text:p>
          </table:table-cell>
          <table:table-cell table:formula="of:=SUMIF([.A$1:.A$1048576];[.F26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whi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dj</text:p>
          </table:table-cell>
          <table:table-cell table:formula="of:=SUMIF([.A$1:.A$1048576];[.F26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ast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actorslife</text:p>
          </table:table-cell>
          <table:table-cell table:formula="of:=SUMIF([.A$1:.A$1048576];[.F26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cilitiesMg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imiValley</text:p>
          </table:table-cell>
          <table:table-cell table:formula="of:=SUMIF([.A$1:.A$1048576];[.F27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wdfun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lastnight</text:p>
          </table:table-cell>
          <table:table-cell table:formula="of:=SUMIF([.A$1:.A$1048576];[.F27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diefi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irls</text:p>
          </table:table-cell>
          <table:table-cell table:formula="of:=SUMIF([.A$1:.A$1048576];[.F27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tB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miles</text:p>
          </table:table-cell>
          <table:table-cell table:formula="of:=SUMIF([.A$1:.A$1048576];[.F27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llaryClin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improv</text:p>
          </table:table-cell>
          <table:table-cell table:formula="of:=SUMIF([.A$1:.A$1048576];[.F27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lovebugs</text:p>
          </table:table-cell>
          <table:table-cell table:formula="of:=SUMIF([.A$1:.A$1048576];[.F27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80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leather</text:p>
          </table:table-cell>
          <table:table-cell table:formula="of:=SUMIF([.A$1:.A$1048576];[.F27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NT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roundlings</text:p>
          </table:table-cell>
          <table:table-cell table:formula="of:=SUMIF([.A$1:.A$1048576];[.F27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ce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uppetphotobomb</text:p>
          </table:table-cell>
          <table:table-cell table:formula="of:=SUMIF([.A$1:.A$1048576];[.F27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cedesbe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rilled</text:p>
          </table:table-cell>
          <table:table-cell table:formula="of:=SUMIF([.A$1:.A$1048576];[.F27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enu</text:p>
          </table:table-cell>
          <table:table-cell table:formula="of:=SUMIF([.A$1:.A$1048576];[.F2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Lèon</text:p>
          </table:table-cell>
          <table:table-cell table:formula="of:=SUMIF([.A$1:.A$1048576];[.F2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owhiring</text:p>
          </table:table-cell>
          <table:table-cell table:formula="of:=SUMIF([.A$1:.A$1048576];[.F2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densm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EastBay</text:p>
          </table:table-cell>
          <table:table-cell table:formula="of:=SUMIF([.A$1:.A$1048576];[.F2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ctor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rowdfunding</text:p>
          </table:table-cell>
          <table:table-cell table:formula="of:=SUMIF([.A$1:.A$1048576];[.F2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indiefilm</text:p>
          </table:table-cell>
          <table:table-cell table:formula="of:=SUMIF([.A$1:.A$1048576];[.F2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etBetter</text:p>
          </table:table-cell>
          <table:table-cell table:formula="of:=SUMIF([.A$1:.A$1048576];[.F2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suschr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illaryClinton</text:p>
          </table:table-cell>
          <table:table-cell table:formula="of:=SUMIF([.A$1:.A$1048576];[.F2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fthan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ly</text:p>
          </table:table-cell>
          <table:table-cell table:formula="of:=SUMIF([.A$1:.A$1048576];[.F2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kb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280SE</text:p>
          </table:table-cell>
          <table:table-cell table:formula="of:=SUMIF([.A$1:.A$1048576];[.F2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b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VINTAGE</text:p>
          </table:table-cell>
          <table:table-cell table:formula="of:=SUMIF([.A$1:.A$1048576];[.F2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lver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ercedes</text:p>
          </table:table-cell>
          <table:table-cell table:formula="of:=SUMIF([.A$1:.A$1048576];[.F2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l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ercedesbenz</text:p>
          </table:table-cell>
          <table:table-cell table:formula="of:=SUMIF([.A$1:.A$1048576];[.F2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ibb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quality</text:p>
          </table:table-cell>
          <table:table-cell table:formula="of:=SUMIF([.A$1:.A$1048576];[.F2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ihu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quantity</text:p>
          </table:table-cell>
          <table:table-cell table:formula="of:=SUMIF([.A$1:.A$1048576];[.F2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trike</text:p>
          </table:table-cell>
          <table:table-cell table:formula="of:=SUMIF([.A$1:.A$1048576];[.F2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jadensmith</text:p>
          </table:table-cell>
          <table:table-cell table:formula="of:=SUMIF([.A$1:.A$1048576];[.F2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in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experiment</text:p>
          </table:table-cell>
          <table:table-cell table:formula="of:=SUMIF([.A$1:.A$1048576];[.F2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atan</text:p>
          </table:table-cell>
          <table:table-cell table:formula="of:=SUMIF([.A$1:.A$1048576];[.F2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jesuschrist</text:p>
          </table:table-cell>
          <table:table-cell table:formula="of:=SUMIF([.A$1:.A$1048576];[.F2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Lufthansa</text:p>
          </table:table-cell>
          <table:table-cell table:formula="of:=SUMIF([.A$1:.A$1048576];[.F3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t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dkboz</text:p>
          </table:table-cell>
          <table:table-cell table:formula="of:=SUMIF([.A$1:.A$1048576];[.F3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ulverCity</text:p>
          </table:table-cell>
          <table:table-cell table:formula="of:=SUMIF([.A$1:.A$1048576];[.F3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op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ollow</text:p>
          </table:table-cell>
          <table:table-cell table:formula="of:=SUMIF([.A$1:.A$1048576];[.F3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udio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aribbean</text:p>
          </table:table-cell>
          <table:table-cell table:formula="of:=SUMIF([.A$1:.A$1048576];[.F3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a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arihuana</text:p>
          </table:table-cell>
          <table:table-cell table:formula="of:=SUMIF([.A$1:.A$1048576];[.F3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ELA</text:p>
          </table:table-cell>
          <table:table-cell table:formula="of:=SUMIF([.A$1:.A$1048576];[.F3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perti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ainting</text:p>
          </table:table-cell>
          <table:table-cell table:formula="of:=SUMIF([.A$1:.A$1048576];[.F3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legs</text:p>
          </table:table-cell>
          <table:table-cell table:formula="of:=SUMIF([.A$1:.A$1048576];[.F3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alEsta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ody</text:p>
          </table:table-cell>
          <table:table-cell table:formula="of:=SUMIF([.A$1:.A$1048576];[.F3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design</text:p>
          </table:table-cell>
          <table:table-cell table:formula="of:=SUMIF([.A$1:.A$1048576];[.F3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dress</text:p>
          </table:table-cell>
          <table:table-cell table:formula="of:=SUMIF([.A$1:.A$1048576];[.F3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um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hopping</text:p>
          </table:table-cell>
          <table:table-cell table:formula="of:=SUMIF([.A$1:.A$1048576];[.F3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cpspr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tudioCity</text:p>
          </table:table-cell>
          <table:table-cell table:formula="of:=SUMIF([.A$1:.A$1048576];[.F3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ineart</text:p>
          </table:table-cell>
          <table:table-cell table:formula="of:=SUMIF([.A$1:.A$1048576];[.F3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ubalibre</text:p>
          </table:table-cell>
          <table:table-cell table:formula="of:=SUMIF([.A$1:.A$1048576];[.F3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wynwood</text:p>
          </table:table-cell>
          <table:table-cell table:formula="of:=SUMIF([.A$1:.A$1048576];[.F3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hib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disney</text:p>
          </table:table-cell>
          <table:table-cell table:formula="of:=SUMIF([.A$1:.A$1048576];[.F3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balib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disneyland</text:p>
          </table:table-cell>
          <table:table-cell table:formula="of:=SUMIF([.A$1:.A$1048576];[.F3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yn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eaworld</text:p>
          </table:table-cell>
          <table:table-cell table:formula="of:=SUMIF([.A$1:.A$1048576];[.F3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rw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orlando</text:p>
          </table:table-cell>
          <table:table-cell table:formula="of:=SUMIF([.A$1:.A$1048576];[.F3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s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ouseBusAreaCheck</text:p>
          </table:table-cell>
          <table:table-cell table:formula="of:=SUMIF([.A$1:.A$1048576];[.F3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sney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orlpol</text:p>
          </table:table-cell>
          <table:table-cell table:formula="of:=SUMIF([.A$1:.A$1048576];[.F3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wor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ocso</text:p>
          </table:table-cell>
          <table:table-cell table:formula="of:=SUMIF([.A$1:.A$1048576];[.F3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la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entrepreneur</text:p>
          </table:table-cell>
          <table:table-cell table:formula="of:=SUMIF([.A$1:.A$1048576];[.F3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useBusAreaChe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onfidence</text:p>
          </table:table-cell>
          <table:table-cell table:formula="of:=SUMIF([.A$1:.A$1048576];[.F3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l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ackItUp</text:p>
          </table:table-cell>
          <table:table-cell table:formula="of:=SUMIF([.A$1:.A$1048576];[.F3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rapQueen</text:p>
          </table:table-cell>
          <table:table-cell table:formula="of:=SUMIF([.A$1:.A$1048576];[.F3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treprene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t</text:p>
          </table:table-cell>
          <table:table-cell table:formula="of:=SUMIF([.A$1:.A$1048576];[.F3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fid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raffic</text:p>
          </table:table-cell>
          <table:table-cell table:formula="of:=SUMIF([.A$1:.A$1048576];[.F3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ckI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elfiesWithMom</text:p>
          </table:table-cell>
          <table:table-cell table:formula="of:=SUMIF([.A$1:.A$1048576];[.F3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anturce</text:p>
          </table:table-cell>
          <table:table-cell table:formula="of:=SUMIF([.A$1:.A$1048576];[.F3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hanksdisney</text:p>
          </table:table-cell>
          <table:table-cell table:formula="of:=SUMIF([.A$1:.A$1048576];[.F3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ilmFestivalFlix</text:p>
          </table:table-cell>
          <table:table-cell table:formula="of:=SUMIF([.A$1:.A$1048576];[.F3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disneyorlando</text:p>
          </table:table-cell>
          <table:table-cell table:formula="of:=SUMIF([.A$1:.A$1048576];[.F3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agickingdom</text:p>
          </table:table-cell>
          <table:table-cell table:formula="of:=SUMIF([.A$1:.A$1048576];[.F3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liketravel</text:p>
          </table:table-cell>
          <table:table-cell table:formula="of:=SUMIF([.A$1:.A$1048576];[.F3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pQu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like4like</text:p>
          </table:table-cell>
          <table:table-cell table:formula="of:=SUMIF([.A$1:.A$1048576];[.F3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ellator145</text:p>
          </table:table-cell>
          <table:table-cell table:formula="of:=SUMIF([.A$1:.A$1048576];[.F3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ff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EuTenhoManiaDe</text:p>
          </table:table-cell>
          <table:table-cell table:formula="of:=SUMIF([.A$1:.A$1048576];[.F3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lfiesWithM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illionMaskMarch</text:p>
          </table:table-cell>
          <table:table-cell table:formula="of:=SUMIF([.A$1:.A$1048576];[.F3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tu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appyHomecoming</text:p>
          </table:table-cell>
          <table:table-cell table:formula="of:=SUMIF([.A$1:.A$1048576];[.F3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ksdis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orMyFECingCity</text:p>
          </table:table-cell>
          <table:table-cell table:formula="of:=SUMIF([.A$1:.A$1048576];[.F34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lmFestivalFl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OCheer</text:p>
          </table:table-cell>
          <table:table-cell table:formula="of:=SUMIF([.A$1:.A$1048576];[.F34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quinces</text:p>
          </table:table-cell>
          <table:table-cell table:formula="of:=SUMIF([.A$1:.A$1048576];[.F34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sneyorla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weetsixteen</text:p>
          </table:table-cell>
          <table:table-cell table:formula="of:=SUMIF([.A$1:.A$1048576];[.F34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gicking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un</text:p>
          </table:table-cell>
          <table:table-cell table:formula="of:=SUMIF([.A$1:.A$1048576];[.F34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ketra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amily</text:p>
          </table:table-cell>
          <table:table-cell table:formula="of:=SUMIF([.A$1:.A$1048576];[.F34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ke4l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elebration</text:p>
          </table:table-cell>
          <table:table-cell table:formula="of:=SUMIF([.A$1:.A$1048576];[.F34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artyidea</text:p>
          </table:table-cell>
          <table:table-cell table:formula="of:=SUMIF([.A$1:.A$1048576];[.F34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llator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decor</text:p>
          </table:table-cell>
          <table:table-cell table:formula="of:=SUMIF([.A$1:.A$1048576];[.F35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uTenhoMani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decorations</text:p>
          </table:table-cell>
          <table:table-cell table:formula="of:=SUMIF([.A$1:.A$1048576];[.F35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llionMaskM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venue</text:p>
          </table:table-cell>
          <table:table-cell table:formula="of:=SUMIF([.A$1:.A$1048576];[.F35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ppyHomeco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atsession</text:p>
          </table:table-cell>
          <table:table-cell table:formula="of:=SUMIF([.A$1:.A$1048576];[.F35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MyFECing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okaiwednesdays</text:p>
          </table:table-cell>
          <table:table-cell table:formula="of:=SUMIF([.A$1:.A$1048576];[.F35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Ch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ouseofHipHop</text:p>
          </table:table-cell>
          <table:table-cell table:formula="of:=SUMIF([.A$1:.A$1048576];[.F35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in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OTLK</text:p>
          </table:table-cell>
          <table:table-cell table:formula="of:=SUMIF([.A$1:.A$1048576];[.F35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eetsixt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iamibeach</text:p>
          </table:table-cell>
          <table:table-cell table:formula="of:=SUMIF([.A$1:.A$1048576];[.F35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lincolnroad</text:p>
          </table:table-cell>
          <table:table-cell table:formula="of:=SUMIF([.A$1:.A$1048576];[.F35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unoVeteYa</text:p>
          </table:table-cell>
          <table:table-cell table:formula="of:=SUMIF([.A$1:.A$1048576];[.F35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اللهم</text:p>
          </table:table-cell>
          <table:table-cell table:formula="of:=SUMIF([.A$1:.A$1048576];[.F36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leb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rndnl</text:p>
          </table:table-cell>
          <table:table-cell table:formula="of:=SUMIF([.A$1:.A$1048576];[.F36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yid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RHFAJobs</text:p>
          </table:table-cell>
          <table:table-cell table:formula="of:=SUMIF([.A$1:.A$1048576];[.F36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eachlife</text:p>
          </table:table-cell>
          <table:table-cell table:formula="of:=SUMIF([.A$1:.A$1048576];[.F36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or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WhitePlains</text:p>
          </table:table-cell>
          <table:table-cell table:formula="of:=SUMIF([.A$1:.A$1048576];[.F36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n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echnology</text:p>
          </table:table-cell>
          <table:table-cell table:formula="of:=SUMIF([.A$1:.A$1048576];[.F36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azard</text:p>
          </table:table-cell>
          <table:table-cell table:formula="of:=SUMIF([.A$1:.A$1048576];[.F36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tse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FC</text:p>
          </table:table-cell>
          <table:table-cell table:formula="of:=SUMIF([.A$1:.A$1048576];[.F36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usinessMgmt</text:p>
          </table:table-cell>
          <table:table-cell table:formula="of:=SUMIF([.A$1:.A$1048576];[.F36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kaiwednes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jewelryinspiration</text:p>
          </table:table-cell>
          <table:table-cell table:formula="of:=SUMIF([.A$1:.A$1048576];[.F36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useofHipH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haringmyjourney</text:p>
          </table:table-cell>
          <table:table-cell table:formula="of:=SUMIF([.A$1:.A$1048576];[.F37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T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akingrepscount</text:p>
          </table:table-cell>
          <table:table-cell table:formula="of:=SUMIF([.A$1:.A$1048576];[.F37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mi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eautique</text:p>
          </table:table-cell>
          <table:table-cell table:formula="of:=SUMIF([.A$1:.A$1048576];[.F37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colnr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MM</text:p>
          </table:table-cell>
          <table:table-cell table:formula="of:=SUMIF([.A$1:.A$1048576];[.F37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noVete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owepicisthealbumcovertho</text:p>
          </table:table-cell>
          <table:table-cell table:formula="of:=SUMIF([.A$1:.A$1048576];[.F37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اللهم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RTZ</text:p>
          </table:table-cell>
          <table:table-cell table:formula="of:=SUMIF([.A$1:.A$1048576];[.F37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ndn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olombia</text:p>
          </table:table-cell>
          <table:table-cell table:formula="of:=SUMIF([.A$1:.A$1048576];[.F37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hisIsAOL</text:p>
          </table:table-cell>
          <table:table-cell table:formula="of:=SUMIF([.A$1:.A$1048576];[.F37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lafamiliatourworkshops</text:p>
          </table:table-cell>
          <table:table-cell table:formula="of:=SUMIF([.A$1:.A$1048576];[.F37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elville</text:p>
          </table:table-cell>
          <table:table-cell table:formula="of:=SUMIF([.A$1:.A$1048576];[.F37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HFA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Rochester</text:p>
          </table:table-cell>
          <table:table-cell table:formula="of:=SUMIF([.A$1:.A$1048576];[.F3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ch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voteforfrida</text:p>
          </table:table-cell>
          <table:table-cell table:formula="of:=SUMIF([.A$1:.A$1048576];[.F3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alloween</text:p>
          </table:table-cell>
          <table:table-cell table:formula="of:=SUMIF([.A$1:.A$1048576];[.F3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erpsrising</text:p>
          </table:table-cell>
          <table:table-cell table:formula="of:=SUMIF([.A$1:.A$1048576];[.F3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itePla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irl</text:p>
          </table:table-cell>
          <table:table-cell table:formula="of:=SUMIF([.A$1:.A$1048576];[.F3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open</text:p>
          </table:table-cell>
          <table:table-cell table:formula="of:=SUMIF([.A$1:.A$1048576];[.F3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ridaynight</text:p>
          </table:table-cell>
          <table:table-cell table:formula="of:=SUMIF([.A$1:.A$1048576];[.F3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chnolo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yOwnPersonalTheory</text:p>
          </table:table-cell>
          <table:table-cell table:formula="of:=SUMIF([.A$1:.A$1048576];[.F3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Yo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lanycprgirls</text:p>
          </table:table-cell>
          <table:table-cell table:formula="of:=SUMIF([.A$1:.A$1048576];[.F3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ighline</text:p>
          </table:table-cell>
          <table:table-cell table:formula="of:=SUMIF([.A$1:.A$1048576];[.F3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witter</text:p>
          </table:table-cell>
          <table:table-cell table:formula="of:=SUMIF([.A$1:.A$1048576];[.F3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Instagram</text:p>
          </table:table-cell>
          <table:table-cell table:formula="of:=SUMIF([.A$1:.A$1048576];[.F3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sinessMg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Earnings</text:p>
          </table:table-cell>
          <table:table-cell table:formula="of:=SUMIF([.A$1:.A$1048576];[.F3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RALPHLAUREN</text:p>
          </table:table-cell>
          <table:table-cell table:formula="of:=SUMIF([.A$1:.A$1048576];[.F3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LetsGo</text:p>
          </table:table-cell>
          <table:table-cell table:formula="of:=SUMIF([.A$1:.A$1048576];[.F3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mp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ronGang</text:p>
          </table:table-cell>
          <table:table-cell table:formula="of:=SUMIF([.A$1:.A$1048576];[.F3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cti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umggaming</text:p>
          </table:table-cell>
          <table:table-cell table:formula="of:=SUMIF([.A$1:.A$1048576];[.F3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ydrangea</text:p>
          </table:table-cell>
          <table:table-cell table:formula="of:=SUMIF([.A$1:.A$1048576];[.F3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ribecarooftop</text:p>
          </table:table-cell>
          <table:table-cell table:formula="of:=SUMIF([.A$1:.A$1048576];[.F3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irroredvase</text:p>
          </table:table-cell>
          <table:table-cell table:formula="of:=SUMIF([.A$1:.A$1048576];[.F3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ewelryinspi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ornucopiaevents</text:p>
          </table:table-cell>
          <table:table-cell table:formula="of:=SUMIF([.A$1:.A$1048576];[.F4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aringmyjour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antastic</text:p>
          </table:table-cell>
          <table:table-cell table:formula="of:=SUMIF([.A$1:.A$1048576];[.F4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kingreps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rayfortania2k15</text:p>
          </table:table-cell>
          <table:table-cell table:formula="of:=SUMIF([.A$1:.A$1048576];[.F4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tionalStressAwarenes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AMAImmersive</text:p>
          </table:table-cell>
          <table:table-cell table:formula="of:=SUMIF([.A$1:.A$1048576];[.F4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ut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ROC</text:p>
          </table:table-cell>
          <table:table-cell table:formula="of:=SUMIF([.A$1:.A$1048576];[.F4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willeynelsonwednesdays</text:p>
          </table:table-cell>
          <table:table-cell table:formula="of:=SUMIF([.A$1:.A$1048576];[.F4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wepicisthealbumcovert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optags</text:p>
          </table:table-cell>
          <table:table-cell table:formula="of:=SUMIF([.A$1:.A$1048576];[.F4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weegram</text:p>
          </table:table-cell>
          <table:table-cell table:formula="of:=SUMIF([.A$1:.A$1048576];[.F4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hotooftheday</text:p>
          </table:table-cell>
          <table:table-cell table:formula="of:=SUMIF([.A$1:.A$1048576];[.F4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vasNoMTVHi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20likes</text:p>
          </table:table-cell>
          <table:table-cell table:formula="of:=SUMIF([.A$1:.A$1048576];[.F4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amazing</text:p>
          </table:table-cell>
          <table:table-cell table:formula="of:=SUMIF([.A$1:.A$1048576];[.F4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sIsA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Yemen</text:p>
          </table:table-cell>
          <table:table-cell table:formula="of:=SUMIF([.A$1:.A$1048576];[.F4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familiatourworksh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YikYak</text:p>
          </table:table-cell>
          <table:table-cell table:formula="of:=SUMIF([.A$1:.A$1048576];[.F4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abezon</text:p>
          </table:table-cell>
          <table:table-cell table:formula="of:=SUMIF([.A$1:.A$1048576];[.F4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rocker</text:p>
          </table:table-cell>
          <table:table-cell table:formula="of:=SUMIF([.A$1:.A$1048576];[.F4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ch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oirvember</text:p>
          </table:table-cell>
          <table:table-cell table:formula="of:=SUMIF([.A$1:.A$1048576];[.F4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oirsummer</text:p>
          </table:table-cell>
          <table:table-cell table:formula="of:=SUMIF([.A$1:.A$1048576];[.F4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b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Y</text:p>
          </table:table-cell>
          <table:table-cell table:formula="of:=SUMIF([.A$1:.A$1048576];[.F4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Albany</text:p>
          </table:table-cell>
          <table:table-cell table:formula="of:=SUMIF([.A$1:.A$1048576];[.F4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teforfr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uysanddolls</text:p>
          </table:table-cell>
          <table:table-cell table:formula="of:=SUMIF([.A$1:.A$1048576];[.F4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llow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lenHead</text:p>
          </table:table-cell>
          <table:table-cell table:formula="of:=SUMIF([.A$1:.A$1048576];[.F4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ff</text:p>
          </table:table-cell>
          <table:table-cell table:formula="of:=SUMIF([.A$1:.A$1048576];[.F4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rpsri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DeerPark</text:p>
          </table:table-cell>
          <table:table-cell table:formula="of:=SUMIF([.A$1:.A$1048576];[.F4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roti</text:p>
          </table:table-cell>
          <table:table-cell table:formula="of:=SUMIF([.A$1:.A$1048576];[.F4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reception</text:p>
          </table:table-cell>
          <table:table-cell table:formula="of:=SUMIF([.A$1:.A$1048576];[.F4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iday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ashion</text:p>
          </table:table-cell>
          <table:table-cell table:formula="of:=SUMIF([.A$1:.A$1048576];[.F4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OwnPersonalThe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ravel</text:p>
          </table:table-cell>
          <table:table-cell table:formula="of:=SUMIF([.A$1:.A$1048576];[.F4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anycprgir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instatravel</text:p>
          </table:table-cell>
          <table:table-cell table:formula="of:=SUMIF([.A$1:.A$1048576];[.F4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uevaYork</text:p>
          </table:table-cell>
          <table:table-cell table:formula="of:=SUMIF([.A$1:.A$1048576];[.F4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angev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viajarenfamilia</text:p>
          </table:table-cell>
          <table:table-cell table:formula="of:=SUMIF([.A$1:.A$1048576];[.F4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DVD</text:p>
          </table:table-cell>
          <table:table-cell table:formula="of:=SUMIF([.A$1:.A$1048576];[.F4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rianRefuge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ases</text:p>
          </table:table-cell>
          <table:table-cell table:formula="of:=SUMIF([.A$1:.A$1048576];[.F4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gh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eneric</text:p>
          </table:table-cell>
          <table:table-cell table:formula="of:=SUMIF([.A$1:.A$1048576];[.F4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wi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oxing</text:p>
          </table:table-cell>
          <table:table-cell table:formula="of:=SUMIF([.A$1:.A$1048576];[.F4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ta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harpshooter</text:p>
          </table:table-cell>
          <table:table-cell table:formula="of:=SUMIF([.A$1:.A$1048576];[.F4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arn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imeWarpUS</text:p>
          </table:table-cell>
          <table:table-cell table:formula="of:=SUMIF([.A$1:.A$1048576];[.F4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LPHLAU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olfOuting</text:p>
          </table:table-cell>
          <table:table-cell table:formula="of:=SUMIF([.A$1:.A$1048576];[.F4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ts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afg</text:p>
          </table:table-cell>
          <table:table-cell table:formula="of:=SUMIF([.A$1:.A$1048576];[.F4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onG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ofriars</text:p>
          </table:table-cell>
          <table:table-cell table:formula="of:=SUMIF([.A$1:.A$1048576];[.F4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mgga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dadsday</text:p>
          </table:table-cell>
          <table:table-cell table:formula="of:=SUMIF([.A$1:.A$1048576];[.F4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ydrang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olfchair</text:p>
          </table:table-cell>
          <table:table-cell table:formula="of:=SUMIF([.A$1:.A$1048576];[.F4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ibecaroof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ranciscanbrothers</text:p>
          </table:table-cell>
          <table:table-cell table:formula="of:=SUMIF([.A$1:.A$1048576];[.F4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rroredv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cc</text:p>
          </table:table-cell>
          <table:table-cell table:formula="of:=SUMIF([.A$1:.A$1048576];[.F44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nucopiaev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erfectlyImperfect</text:p>
          </table:table-cell>
          <table:table-cell table:formula="of:=SUMIF([.A$1:.A$1048576];[.F44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ntas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laqBerry</text:p>
          </table:table-cell>
          <table:table-cell table:formula="of:=SUMIF([.A$1:.A$1048576];[.F44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ayfortania2k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weetJuicy</text:p>
          </table:table-cell>
          <table:table-cell table:formula="of:=SUMIF([.A$1:.A$1048576];[.F44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rW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dontworry</text:p>
          </table:table-cell>
          <table:table-cell table:formula="of:=SUMIF([.A$1:.A$1048576];[.F44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MAImmers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wehappy</text:p>
          </table:table-cell>
          <table:table-cell table:formula="of:=SUMIF([.A$1:.A$1048576];[.F44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yellowswag</text:p>
          </table:table-cell>
          <table:table-cell table:formula="of:=SUMIF([.A$1:.A$1048576];[.F44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lleynelsonwednes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Denims</text:p>
          </table:table-cell>
          <table:table-cell table:formula="of:=SUMIF([.A$1:.A$1048576];[.F44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Embellish</text:p>
          </table:table-cell>
          <table:table-cell table:formula="of:=SUMIF([.A$1:.A$1048576];[.F45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y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BC</text:p>
          </table:table-cell>
          <table:table-cell table:formula="of:=SUMIF([.A$1:.A$1048576];[.F45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pt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layCloth</text:p>
          </table:table-cell>
          <table:table-cell table:formula="of:=SUMIF([.A$1:.A$1048576];[.F45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wee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APC</text:p>
          </table:table-cell>
          <table:table-cell table:formula="of:=SUMIF([.A$1:.A$1048576];[.F45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otoofthe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ex</text:p>
          </table:table-cell>
          <table:table-cell table:formula="of:=SUMIF([.A$1:.A$1048576];[.F45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lik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CBARS</text:p>
          </table:table-cell>
          <table:table-cell table:formula="of:=SUMIF([.A$1:.A$1048576];[.F45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az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rystalexpress</text:p>
          </table:table-cell>
          <table:table-cell table:formula="of:=SUMIF([.A$1:.A$1048576];[.F45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YCsubway</text:p>
          </table:table-cell>
          <table:table-cell table:formula="of:=SUMIF([.A$1:.A$1048576];[.F45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ikY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RT</text:p>
          </table:table-cell>
          <table:table-cell table:formula="of:=SUMIF([.A$1:.A$1048576];[.F45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ez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rojectMgmt</text:p>
          </table:table-cell>
          <table:table-cell table:formula="of:=SUMIF([.A$1:.A$1048576];[.F45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imbleduel</text:p>
          </table:table-cell>
          <table:table-cell table:formula="of:=SUMIF([.A$1:.A$1048576];[.F46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r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imbleoff</text:p>
          </table:table-cell>
          <table:table-cell table:formula="of:=SUMIF([.A$1:.A$1048576];[.F46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rsu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ameraporn</text:p>
          </table:table-cell>
          <table:table-cell table:formula="of:=SUMIF([.A$1:.A$1048576];[.F46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osmo</text:p>
          </table:table-cell>
          <table:table-cell table:formula="of:=SUMIF([.A$1:.A$1048576];[.F46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b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dji</text:p>
          </table:table-cell>
          <table:table-cell table:formula="of:=SUMIF([.A$1:.A$1048576];[.F46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ysanddo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videoproduction</text:p>
          </table:table-cell>
          <table:table-cell table:formula="of:=SUMIF([.A$1:.A$1048576];[.F46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tudio</text:p>
          </table:table-cell>
          <table:table-cell table:formula="of:=SUMIF([.A$1:.A$1048576];[.F46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e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rinceton</text:p>
          </table:table-cell>
          <table:table-cell table:formula="of:=SUMIF([.A$1:.A$1048576];[.F46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isco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indyourbin</text:p>
          </table:table-cell>
          <table:table-cell table:formula="of:=SUMIF([.A$1:.A$1048576];[.F46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uckflagfootball</text:p>
          </table:table-cell>
          <table:table-cell table:formula="of:=SUMIF([.A$1:.A$1048576];[.F46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er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unnyside</text:p>
          </table:table-cell>
          <table:table-cell table:formula="of:=SUMIF([.A$1:.A$1048576];[.F47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Engineering</text:p>
          </table:table-cell>
          <table:table-cell table:formula="of:=SUMIF([.A$1:.A$1048576];[.F47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hib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ettempsJobs</text:p>
          </table:table-cell>
          <table:table-cell table:formula="of:=SUMIF([.A$1:.A$1048576];[.F47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e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iwantrealfood</text:p>
          </table:table-cell>
          <table:table-cell table:formula="of:=SUMIF([.A$1:.A$1048576];[.F47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sh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ybatteryislow</text:p>
          </table:table-cell>
          <table:table-cell table:formula="of:=SUMIF([.A$1:.A$1048576];[.F47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yo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yourvoicemakesmeswoon</text:p>
          </table:table-cell>
          <table:table-cell table:formula="of:=SUMIF([.A$1:.A$1048576];[.F47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ootd</text:p>
          </table:table-cell>
          <table:table-cell table:formula="of:=SUMIF([.A$1:.A$1048576];[.F47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tatra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ylook</text:p>
          </table:table-cell>
          <table:table-cell table:formula="of:=SUMIF([.A$1:.A$1048576];[.F47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evaY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wiw</text:p>
          </table:table-cell>
          <table:table-cell table:formula="of:=SUMIF([.A$1:.A$1048576];[.F47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ajarenfami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ashiongram</text:p>
          </table:table-cell>
          <table:table-cell table:formula="of:=SUMIF([.A$1:.A$1048576];[.F47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V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ome</text:p>
          </table:table-cell>
          <table:table-cell table:formula="of:=SUMIF([.A$1:.A$1048576];[.F4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irthday</text:p>
          </table:table-cell>
          <table:table-cell table:formula="of:=SUMIF([.A$1:.A$1048576];[.F4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elebrate</text:p>
          </table:table-cell>
          <table:table-cell table:formula="of:=SUMIF([.A$1:.A$1048576];[.F4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x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hop</text:p>
          </table:table-cell>
          <table:table-cell table:formula="of:=SUMIF([.A$1:.A$1048576];[.F4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arpshoo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lay</text:p>
          </table:table-cell>
          <table:table-cell table:formula="of:=SUMIF([.A$1:.A$1048576];[.F4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Warp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autumn</text:p>
          </table:table-cell>
          <table:table-cell table:formula="of:=SUMIF([.A$1:.A$1048576];[.F4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lfOu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ystateparks</text:p>
          </table:table-cell>
          <table:table-cell table:formula="of:=SUMIF([.A$1:.A$1048576];[.F4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nature</text:p>
          </table:table-cell>
          <table:table-cell table:formula="of:=SUMIF([.A$1:.A$1048576];[.F4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fri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landscape</text:p>
          </table:table-cell>
          <table:table-cell table:formula="of:=SUMIF([.A$1:.A$1048576];[.F4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d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iking</text:p>
          </table:table-cell>
          <table:table-cell table:formula="of:=SUMIF([.A$1:.A$1048576];[.F4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lfch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indiansummer</text:p>
          </table:table-cell>
          <table:table-cell table:formula="of:=SUMIF([.A$1:.A$1048576];[.F4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nciscanbroth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oliage</text:p>
          </table:table-cell>
          <table:table-cell table:formula="of:=SUMIF([.A$1:.A$1048576];[.F4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hatMillenialsShow</text:p>
          </table:table-cell>
          <table:table-cell table:formula="of:=SUMIF([.A$1:.A$1048576];[.F4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fectlyImperf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UILDSERIES</text:p>
          </table:table-cell>
          <table:table-cell table:formula="of:=SUMIF([.A$1:.A$1048576];[.F4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aqBe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igh</text:p>
          </table:table-cell>
          <table:table-cell table:formula="of:=SUMIF([.A$1:.A$1048576];[.F4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eetJui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subweigh</text:p>
          </table:table-cell>
          <table:table-cell table:formula="of:=SUMIF([.A$1:.A$1048576];[.F4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ntwo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QB278</text:p>
          </table:table-cell>
          <table:table-cell table:formula="of:=SUMIF([.A$1:.A$1048576];[.F4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hap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QueensNation</text:p>
          </table:table-cell>
          <table:table-cell table:formula="of:=SUMIF([.A$1:.A$1048576];[.F4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OWD</text:p>
          </table:table-cell>
          <table:table-cell table:formula="of:=SUMIF([.A$1:.A$1048576];[.F4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ellowsw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AmexAirbnb</text:p>
          </table:table-cell>
          <table:table-cell table:formula="of:=SUMIF([.A$1:.A$1048576];[.F4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i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LostGirl</text:p>
          </table:table-cell>
          <table:table-cell table:formula="of:=SUMIF([.A$1:.A$1048576];[.F5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mbell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hisIsYU</text:p>
          </table:table-cell>
          <table:table-cell table:formula="of:=SUMIF([.A$1:.A$1048576];[.F5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Krakow2016</text:p>
          </table:table-cell>
          <table:table-cell table:formula="of:=SUMIF([.A$1:.A$1048576];[.F5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yCl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WYDKrakow</text:p>
          </table:table-cell>
          <table:table-cell table:formula="of:=SUMIF([.A$1:.A$1048576];[.F5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WYD2016</text:p>
          </table:table-cell>
          <table:table-cell table:formula="of:=SUMIF([.A$1:.A$1048576];[.F5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ole</text:p>
          </table:table-cell>
          <table:table-cell table:formula="of:=SUMIF([.A$1:.A$1048576];[.F5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CB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olelife</text:p>
          </table:table-cell>
          <table:table-cell table:formula="of:=SUMIF([.A$1:.A$1048576];[.F5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ystalexp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oletopolefitness</text:p>
          </table:table-cell>
          <table:table-cell table:formula="of:=SUMIF([.A$1:.A$1048576];[.F5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sub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oms</text:p>
          </table:table-cell>
          <table:table-cell table:formula="of:=SUMIF([.A$1:.A$1048576];[.F5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uckthegym</text:p>
          </table:table-cell>
          <table:table-cell table:formula="of:=SUMIF([.A$1:.A$1048576];[.F5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jectMg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AYvAFC</text:p>
          </table:table-cell>
          <table:table-cell table:formula="of:=SUMIF([.A$1:.A$1048576];[.F5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mbledu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hampionsLeague</text:p>
          </table:table-cell>
          <table:table-cell table:formula="of:=SUMIF([.A$1:.A$1048576];[.F5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mble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interestrates</text:p>
          </table:table-cell>
          <table:table-cell table:formula="of:=SUMIF([.A$1:.A$1048576];[.F5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merap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FOMC</text:p>
          </table:table-cell>
          <table:table-cell table:formula="of:=SUMIF([.A$1:.A$1048576];[.F5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s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economy</text:p>
          </table:table-cell>
          <table:table-cell table:formula="of:=SUMIF([.A$1:.A$1048576];[.F5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j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HarlemKnight</text:p>
          </table:table-cell>
          <table:table-cell table:formula="of:=SUMIF([.A$1:.A$1048576];[.F5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deoprod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marchi</text:p>
          </table:table-cell>
          <table:table-cell table:formula="of:=SUMIF([.A$1:.A$1048576];[.F5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allerymarchi</text:p>
          </table:table-cell>
          <table:table-cell table:formula="of:=SUMIF([.A$1:.A$1048576];[.F5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e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gallery</text:p>
          </table:table-cell>
          <table:table-cell table:formula="of:=SUMIF([.A$1:.A$1048576];[.F5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dyourb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anotherrun</text:p>
          </table:table-cell>
          <table:table-cell table:formula="of:=SUMIF([.A$1:.A$1048576];[.F5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ckflagfoot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hildhood</text:p>
          </table:table-cell>
          <table:table-cell table:formula="of:=SUMIF([.A$1:.A$1048576];[.F5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nny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reminisce</text:p>
          </table:table-cell>
          <table:table-cell table:formula="of:=SUMIF([.A$1:.A$1048576];[.F5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basketball</text:p>
          </table:table-cell>
          <table:table-cell table:formula="of:=SUMIF([.A$1:.A$1048576];[.F5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ttemps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cherry</text:p>
          </table:table-cell>
          <table:table-cell table:formula="of:=SUMIF([.A$1:.A$1048576];[.F5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end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williamsburg</text:p>
          </table:table-cell>
          <table:table-cell table:formula="of:=SUMIF([.A$1:.A$1048576];[.F5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wantrealf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photography</text:p>
          </table:table-cell>
          <table:table-cell table:formula="of:=SUMIF([.A$1:.A$1048576];[.F5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batteryis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/>
          <table:table-cell office:value-type="string" calcext:value-type="string">
            <text:p>TechnologyAsARevenueGenerator</text:p>
          </table:table-cell>
          <table:table-cell table:formula="of:=SUMIF([.A$1:.A$1048576];[.F5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ourvoicemakesmesw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o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l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shion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rth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leb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utum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statepar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ndsca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diansu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l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tMillenialsSh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ILDSE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bwe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B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eensN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W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mexAirbn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stGi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isIsY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rakow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YDKrak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YD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le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letopolefit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t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ckthegy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YvA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mpionsLea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restr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rlem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c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llerymarc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ll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otherr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ildh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minis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ket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lliamsbu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otogra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chnologyAsARevenueGener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4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F2:Sheet1.G52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 style:data-style-name="N2" text:time-value="17:03:19.2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5:21:12.582000000</meta:creation-date>
    <dc:date>2015-12-01T17:03:34.741000000</dc:date>
    <meta:editing-duration>PT23M23S</meta:editing-duration>
    <meta:editing-cycles>9</meta:editing-cycles>
    <meta:generator>LibreOffice/5.0.3.2$Windows_x86 LibreOffice_project/e5f16313668ac592c1bfb310f4390624e3dbfb75</meta:generator>
    <meta:document-statistic meta:table-count="1" meta:cell-count="3484" meta:object-count="0"/>
  </office:meta>
</office:document-meta>
</file>